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背景色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62" table:default-cell-style-name="ce8"/>
        <table:table-row table:style-name="ro1">
          <table:table-cell table:number-columns-repeated="2"/>
          <table:table-cell table:style-name="ce11" table:number-columns-repeated="3"/>
          <table:table-cell table:number-columns-repeated="59"/>
        </table:table-row>
        <table:table-row table:style-name="ro1">
          <table:table-cell/>
          <table:table-cell table:style-name="ce9"/>
          <table:table-cell table:style-name="ce12" office:value-type="string" calcext:value-type="string">
            <text:p>背景R</text:p>
          </table:table-cell>
          <table:table-cell table:style-name="ce12" office:value-type="string" calcext:value-type="string">
            <text:p>背景G</text:p>
          </table:table-cell>
          <table:table-cell table:style-name="ce12" office:value-type="string" calcext:value-type="string">
            <text:p>背景B</text:p>
          </table:table-cell>
          <table:table-cell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_IDX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V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牧田さん</text:p>
          </table:table-cell>
          <table:table-cell table:style-name="Default"/>
          <table:table-cell table:style-name="ce10" table:number-columns-repeated="2"/>
          <table:table-cell office:value-type="string" calcext:value-type="string">
            <text:p>★森元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伊藤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清川さん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16" calcext:value-type="float">
            <text:p>216</text:p>
          </table:table-cell>
          <table:table-cell/>
          <table:table-cell table:style-name="ce14" table:formula="of:= [.C5] / 255" office:value-type="float" office:value="0.984313725490196" calcext:value-type="float">
            <text:p>0.984313725490196</text:p>
          </table:table-cell>
          <table:table-cell table:style-name="ce14" table:formula="of:= [.D5] / 255" office:value-type="float" office:value="0.870588235294118" calcext:value-type="float">
            <text:p>0.870588235294118</text:p>
          </table:table-cell>
          <table:table-cell table:style-name="ce14" table:formula="of:= [.E5] / 255" office:value-type="float" office:value="0.847058823529412" calcext:value-type="float">
            <text:p>0.847058823529412</text:p>
          </table:table-cell>
          <table:table-cell table:style-name="ce14" table:formula="of:= MAX([.$G5:.$I5])" office:value-type="float" office:value="0.984313725490196" calcext:value-type="float">
            <text:p>0.984313725490196</text:p>
          </table:table-cell>
          <table:table-cell table:style-name="ce14" table:formula="of:= MIN([.$G5:.$I5])" office:value-type="float" office:value="0.847058823529412" calcext:value-type="float">
            <text:p>0.847058823529412</text:p>
          </table:table-cell>
          <table:table-cell table:style-name="ce14" table:formula="of:= MATCH([.$J5]; [.$G5:.$I5])" office:value-type="float" office:value="1" calcext:value-type="float">
            <text:p>1</text:p>
          </table:table-cell>
          <table:table-cell table:style-name="ce14" table:formula="of:= MOD(IF([.$J5] = [.$K5]; 0; IF([.$L5] = 1; 60 * (([.$H5] - [.$I5]) / ([.$J5] - [.$K5])); IF([.$L5] = 2; (60 * (([.$I5] - [.$G5]) / ([.$J5] - [.$K5]))) + 120; (60 * (([.$G5] - [.$H5]) / ([.$J5] - [.$K5]))) + 240))); 360)" office:value-type="float" office:value="10.2857142857143" calcext:value-type="float">
            <text:p>10.2857142857143</text:p>
          </table:table-cell>
          <table:table-cell table:style-name="ce14" table:formula="of:= IF([.$J5] = 0; 0; ([.$J5] - [.$K5]) / [.$J5])" office:value-type="float" office:value="0.139442231075697" calcext:value-type="float">
            <text:p>0.139442231075697</text:p>
          </table:table-cell>
          <table:table-cell table:style-name="ce14" table:formula="of:= [.$J5]" office:value-type="float" office:value="0.984313725490196" calcext:value-type="float">
            <text:p>0.98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.139442231075697" calcext:value-type="float">
            <text:p>0.139442231075697</text:p>
          </table:table-cell>
          <table:table-cell office:value-type="float" office:value="0.984313725490196" calcext:value-type="float">
            <text:p>0.984313725490196</text:p>
          </table:table-cell>
          <table:table-cell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 CONCATENATE(&quot;setAttr rampBackground.colorEntryList[&quot;; [.Q5]; &quot;].color -type double3 &quot;; [.U5] / 255; &quot; &quot;; [.V5] / 255; &quot; &quot;; [.W5] / 255; &quot;;&quot;)" office:value-type="string" office:string-value="setAttr rampBackground.colorEntryList[0].color -type double3 0.984313725490196 0.870588235294118 0.847058823529412;" calcext:value-type="string">
            <text:p>setAttr rampBackground.colorEntryList[0].color -type double3 0.984313725490196 0.870588235294118 0.847058823529412;</text:p>
          </table:table-cell>
          <table:table-cell table:formula="of:= CONCATENATE(&quot;setAttr rampBackground.colorEntryList[&quot;; [.Q5]; &quot;].position &quot;; [.X5];&quot;;&quot;)" office:value-type="string" office:string-value="setAttr rampBackground.colorEntryList[0].position 0;" calcext:value-type="string">
            <text:p>setAttr rampBackground.colorEntryList[0].position 0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入谷さん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14" calcext:value-type="float">
            <text:p>214</text:p>
          </table:table-cell>
          <table:table-cell/>
          <table:table-cell table:style-name="ce14" table:formula="of:= [.C6] / 255" office:value-type="float" office:value="0.811764705882353" calcext:value-type="float">
            <text:p>0.811764705882353</text:p>
          </table:table-cell>
          <table:table-cell table:style-name="ce14" table:formula="of:= [.D6] / 255" office:value-type="float" office:value="0.87843137254902" calcext:value-type="float">
            <text:p>0.87843137254902</text:p>
          </table:table-cell>
          <table:table-cell table:style-name="ce14" table:formula="of:= [.E6] / 255" office:value-type="float" office:value="0.83921568627451" calcext:value-type="float">
            <text:p>0.83921568627451</text:p>
          </table:table-cell>
          <table:table-cell table:style-name="ce14" table:formula="of:= MAX([.$G6:.$I6])" office:value-type="float" office:value="0.87843137254902" calcext:value-type="float">
            <text:p>0.87843137254902</text:p>
          </table:table-cell>
          <table:table-cell table:style-name="ce14" table:formula="of:= MIN([.$G6:.$I6])" office:value-type="float" office:value="0.811764705882353" calcext:value-type="float">
            <text:p>0.811764705882353</text:p>
          </table:table-cell>
          <table:table-cell table:style-name="ce14" table:formula="of:= MATCH([.$J6]; [.$G6:.$I6])" office:value-type="float" office:value="2" calcext:value-type="float">
            <text:p>2</text:p>
          </table:table-cell>
          <table:table-cell table:style-name="ce14" table:formula="of:= MOD(IF([.$J6] = [.$K6]; 0; IF([.$L6] = 1; 60 * (([.$H6] - [.$I6]) / ([.$J6] - [.$K6])); IF([.$L6] = 2; (60 * (([.$I6] - [.$G6]) / ([.$J6] - [.$K6]))) + 120; (60 * (([.$G6] - [.$H6]) / ([.$J6] - [.$K6]))) + 240))); 360)" office:value-type="float" office:value="144.705882352941" calcext:value-type="float">
            <text:p>144.705882352941</text:p>
          </table:table-cell>
          <table:table-cell table:style-name="ce14" table:formula="of:= IF([.$J6] = 0; 0; ([.$J6] - [.$K6]) / [.$J6])" office:value-type="float" office:value="0.0758928571428571" calcext:value-type="float">
            <text:p>0.075892857142857</text:p>
          </table:table-cell>
          <table:table-cell table:style-name="ce14" table:formula="of:= [.$J6]" office:value-type="float" office:value="0.87843137254902" calcext:value-type="float">
            <text:p>0.878431372549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972972972973" calcext:value-type="float">
            <text:p>12.972972972973</text:p>
          </table:table-cell>
          <table:table-cell office:value-type="float" office:value="0.152892561983471" calcext:value-type="float">
            <text:p>0.152892561983471</text:p>
          </table:table-cell>
          <table:table-cell office:value-type="float" office:value="0.949019607843137" calcext:value-type="float">
            <text:p>0.949019607843137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table:formula="of:= [.X5] + (1 / 22)" office:value-type="float" office:value="0.0454545454545455" calcext:value-type="float">
            <text:p>0.045454545454546</text:p>
          </table:table-cell>
          <table:table-cell table:formula="of:= CONCATENATE(&quot;setAttr rampBackground.colorEntryList[&quot;; [.Q6]; &quot;].color -type double3 &quot;; [.U6] / 255; &quot; &quot;; [.V6] / 255; &quot; &quot;; [.W6] / 255; &quot;;&quot;)" office:value-type="string" office:string-value="setAttr rampBackground.colorEntryList[1].color -type double3 0.949019607843137 0.835294117647059 0.803921568627451;" calcext:value-type="string">
            <text:p>setAttr rampBackground.colorEntryList[1].color -type double3 0.949019607843137 0.835294117647059 0.803921568627451;</text:p>
          </table:table-cell>
          <table:table-cell table:formula="of:= CONCATENATE(&quot;setAttr rampBackground.colorEntryList[&quot;; [.Q6]; &quot;].position &quot;; [.X6];&quot;;&quot;)" office:value-type="string" office:string-value="setAttr rampBackground.colorEntryList[1].position 0.0454545454545455;" calcext:value-type="string">
            <text:p>setAttr rampBackground.colorEntryList[1].position 0.045454545454545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高橋さん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37" calcext:value-type="float">
            <text:p>237</text:p>
          </table:table-cell>
          <table:table-cell/>
          <table:table-cell table:style-name="ce14" table:formula="of:= [.C7] / 255" office:value-type="float" office:value="0.886274509803921" calcext:value-type="float">
            <text:p>0.886274509803921</text:p>
          </table:table-cell>
          <table:table-cell table:style-name="ce14" table:formula="of:= [.D7] / 255" office:value-type="float" office:value="0.870588235294118" calcext:value-type="float">
            <text:p>0.870588235294118</text:p>
          </table:table-cell>
          <table:table-cell table:style-name="ce14" table:formula="of:= [.E7] / 255" office:value-type="float" office:value="0.929411764705882" calcext:value-type="float">
            <text:p>0.929411764705882</text:p>
          </table:table-cell>
          <table:table-cell table:style-name="ce14" table:formula="of:= MAX([.$G7:.$I7])" office:value-type="float" office:value="0.929411764705882" calcext:value-type="float">
            <text:p>0.929411764705882</text:p>
          </table:table-cell>
          <table:table-cell table:style-name="ce14" table:formula="of:= MIN([.$G7:.$I7])" office:value-type="float" office:value="0.870588235294118" calcext:value-type="float">
            <text:p>0.870588235294118</text:p>
          </table:table-cell>
          <table:table-cell table:style-name="ce14" table:formula="of:= MATCH([.$J7]; [.$G7:.$I7])" office:value-type="float" office:value="3" calcext:value-type="float">
            <text:p>3</text:p>
          </table:table-cell>
          <table:table-cell table:style-name="ce14" table:formula="of:= MOD(IF([.$J7] = [.$K7]; 0; IF([.$L7] = 1; 60 * (([.$H7] - [.$I7]) / ([.$J7] - [.$K7])); IF([.$L7] = 2; (60 * (([.$I7] - [.$G7]) / ([.$J7] - [.$K7]))) + 120; (60 * (([.$G7] - [.$H7]) / ([.$J7] - [.$K7]))) + 240))); 360)" office:value-type="float" office:value="256" calcext:value-type="float">
            <text:p>256</text:p>
          </table:table-cell>
          <table:table-cell table:style-name="ce14" table:formula="of:= IF([.$J7] = 0; 0; ([.$J7] - [.$K7]) / [.$J7])" office:value-type="float" office:value="0.0632911392405063" calcext:value-type="float">
            <text:p>0.063291139240506</text:p>
          </table:table-cell>
          <table:table-cell table:style-name="ce14" table:formula="of:= [.$J7]" office:value-type="float" office:value="0.929411764705882" calcext:value-type="float">
            <text:p>0.929411764705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0000000000001" calcext:value-type="float">
            <text:p>16.0000000000001</text:p>
          </table:table-cell>
          <table:table-cell office:value-type="float" office:value="0.064655172413793" calcext:value-type="float">
            <text:p>0.064655172413793</text:p>
          </table:table-cell>
          <table:table-cell office:value-type="float" office:value="0.909803921568627" calcext:value-type="float">
            <text:p>0.909803921568627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table:formula="of:= [.X6] + (1 / 22)" office:value-type="float" office:value="0.0909090909090909" calcext:value-type="float">
            <text:p>0.090909090909091</text:p>
          </table:table-cell>
          <table:table-cell table:formula="of:= CONCATENATE(&quot;setAttr rampBackground.colorEntryList[&quot;; [.Q7]; &quot;].color -type double3 &quot;; [.U7] / 255; &quot; &quot;; [.V7] / 255; &quot; &quot;; [.W7] / 255; &quot;;&quot;)" office:value-type="string" office:string-value="setAttr rampBackground.colorEntryList[2].color -type double3 0.909803921568627 0.866666666666667 0.850980392156863;" calcext:value-type="string">
            <text:p>setAttr rampBackground.colorEntryList[2].color -type double3 0.909803921568627 0.866666666666667 0.850980392156863;</text:p>
          </table:table-cell>
          <table:table-cell table:formula="of:= CONCATENATE(&quot;setAttr rampBackground.colorEntryList[&quot;; [.Q7]; &quot;].position &quot;; [.X7];&quot;;&quot;)" office:value-type="string" office:string-value="setAttr rampBackground.colorEntryList[2].position 0.0909090909090909;" calcext:value-type="string">
            <text:p>setAttr rampBackground.colorEntryList[2].position 0.09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澤木さん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05" calcext:value-type="float">
            <text:p>205</text:p>
          </table:table-cell>
          <table:table-cell/>
          <table:table-cell table:style-name="ce14" table:formula="of:= [.C8] / 255" office:value-type="float" office:value="0.972549019607843" calcext:value-type="float">
            <text:p>0.972549019607843</text:p>
          </table:table-cell>
          <table:table-cell table:style-name="ce14" table:formula="of:= [.D8] / 255" office:value-type="float" office:value="0.917647058823529" calcext:value-type="float">
            <text:p>0.917647058823529</text:p>
          </table:table-cell>
          <table:table-cell table:style-name="ce14" table:formula="of:= [.E8] / 255" office:value-type="float" office:value="0.803921568627451" calcext:value-type="float">
            <text:p>0.803921568627451</text:p>
          </table:table-cell>
          <table:table-cell table:style-name="ce14" table:formula="of:= MAX([.$G8:.$I8])" office:value-type="float" office:value="0.972549019607843" calcext:value-type="float">
            <text:p>0.972549019607843</text:p>
          </table:table-cell>
          <table:table-cell table:style-name="ce14" table:formula="of:= MIN([.$G8:.$I8])" office:value-type="float" office:value="0.803921568627451" calcext:value-type="float">
            <text:p>0.803921568627451</text:p>
          </table:table-cell>
          <table:table-cell table:style-name="ce14" table:formula="of:= MATCH([.$J8]; [.$G8:.$I8])" office:value-type="float" office:value="1" calcext:value-type="float">
            <text:p>1</text:p>
          </table:table-cell>
          <table:table-cell table:style-name="ce14" table:formula="of:= MOD(IF([.$J8] = [.$K8]; 0; IF([.$L8] = 1; 60 * (([.$H8] - [.$I8]) / ([.$J8] - [.$K8])); IF([.$L8] = 2; (60 * (([.$I8] - [.$G8]) / ([.$J8] - [.$K8]))) + 120; (60 * (([.$G8] - [.$H8]) / ([.$J8] - [.$K8]))) + 240))); 360)" office:value-type="float" office:value="40.4651162790698" calcext:value-type="float">
            <text:p>40.4651162790698</text:p>
          </table:table-cell>
          <table:table-cell table:style-name="ce14" table:formula="of:= IF([.$J8] = 0; 0; ([.$J8] - [.$K8]) / [.$J8])" office:value-type="float" office:value="0.173387096774194" calcext:value-type="float">
            <text:p>0.173387096774194</text:p>
          </table:table-cell>
          <table:table-cell table:style-name="ce14" table:formula="of:= [.$J8]" office:value-type="float" office:value="0.972549019607843" calcext:value-type="float">
            <text:p>0.972549019607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0000000000001" calcext:value-type="float">
            <text:p>16.0000000000001</text:p>
          </table:table-cell>
          <table:table-cell office:value-type="float" office:value="0.064655172413793" calcext:value-type="float">
            <text:p>0.064655172413793</text:p>
          </table:table-cell>
          <table:table-cell office:value-type="float" office:value="0.909803921568627" calcext:value-type="float">
            <text:p>0.909803921568627</text:p>
          </table:table-cell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table:formula="of:= [.X7] + (1 / 22)" office:value-type="float" office:value="0.136363636363636" calcext:value-type="float">
            <text:p>0.136363636363636</text:p>
          </table:table-cell>
          <table:table-cell table:formula="of:= CONCATENATE(&quot;setAttr rampBackground.colorEntryList[&quot;; [.Q8]; &quot;].color -type double3 &quot;; [.U8] / 255; &quot; &quot;; [.V8] / 255; &quot; &quot;; [.W8] / 255; &quot;;&quot;)" office:value-type="string" office:string-value="setAttr rampBackground.colorEntryList[3].color -type double3 0.909803921568627 0.866666666666667 0.850980392156863;" calcext:value-type="string">
            <text:p>setAttr rampBackground.colorEntryList[3].color -type double3 0.909803921568627 0.866666666666667 0.850980392156863;</text:p>
          </table:table-cell>
          <table:table-cell table:formula="of:= CONCATENATE(&quot;setAttr rampBackground.colorEntryList[&quot;; [.Q8]; &quot;].position &quot;; [.X8];&quot;;&quot;)" office:value-type="string" office:string-value="setAttr rampBackground.colorEntryList[3].position 0.136363636363636;" calcext:value-type="string">
            <text:p>setAttr rampBackground.colorEntryList[3].position 0.13636363636363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前之原さん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215" calcext:value-type="float">
            <text:p>215</text:p>
          </table:table-cell>
          <table:table-cell/>
          <table:table-cell table:style-name="ce14" table:formula="of:= [.C9] / 255" office:value-type="float" office:value="0.858823529411765" calcext:value-type="float">
            <text:p>0.858823529411765</text:p>
          </table:table-cell>
          <table:table-cell table:style-name="ce14" table:formula="of:= [.D9] / 255" office:value-type="float" office:value="0.882352941176471" calcext:value-type="float">
            <text:p>0.882352941176471</text:p>
          </table:table-cell>
          <table:table-cell table:style-name="ce14" table:formula="of:= [.E9] / 255" office:value-type="float" office:value="0.843137254901961" calcext:value-type="float">
            <text:p>0.843137254901961</text:p>
          </table:table-cell>
          <table:table-cell table:style-name="ce14" table:formula="of:= MAX([.$G9:.$I9])" office:value-type="float" office:value="0.882352941176471" calcext:value-type="float">
            <text:p>0.882352941176471</text:p>
          </table:table-cell>
          <table:table-cell table:style-name="ce14" table:formula="of:= MIN([.$G9:.$I9])" office:value-type="float" office:value="0.843137254901961" calcext:value-type="float">
            <text:p>0.843137254901961</text:p>
          </table:table-cell>
          <table:table-cell table:style-name="ce14" table:formula="of:= MATCH([.$J9]; [.$G9:.$I9])" office:value-type="float" office:value="2" calcext:value-type="float">
            <text:p>2</text:p>
          </table:table-cell>
          <table:table-cell table:style-name="ce14" table:formula="of:= MOD(IF([.$J9] = [.$K9]; 0; IF([.$L9] = 1; 60 * (([.$H9] - [.$I9]) / ([.$J9] - [.$K9])); IF([.$L9] = 2; (60 * (([.$I9] - [.$G9]) / ([.$J9] - [.$K9]))) + 120; (60 * (([.$G9] - [.$H9]) / ([.$J9] - [.$K9]))) + 240))); 360)" office:value-type="float" office:value="96.0000000000001" calcext:value-type="float">
            <text:p>96.0000000000001</text:p>
          </table:table-cell>
          <table:table-cell table:style-name="ce14" table:formula="of:= IF([.$J9] = 0; 0; ([.$J9] - [.$K9]) / [.$J9])" office:value-type="float" office:value="0.0444444444444444" calcext:value-type="float">
            <text:p>0.044444444444444</text:p>
          </table:table-cell>
          <table:table-cell table:style-name="ce14" table:formula="of:= [.$J9]" office:value-type="float" office:value="0.882352941176471" calcext:value-type="float">
            <text:p>0.8823529411764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.578947368421" calcext:value-type="float">
            <text:p>31.578947368421</text:p>
          </table:table-cell>
          <table:table-cell office:value-type="float" office:value="0.150793650793651" calcext:value-type="float">
            <text:p>0.150793650793651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table:formula="of:= [.X8] + (1 / 22)" office:value-type="float" office:value="0.181818181818182" calcext:value-type="float">
            <text:p>0.181818181818182</text:p>
          </table:table-cell>
          <table:table-cell table:formula="of:= CONCATENATE(&quot;setAttr rampBackground.colorEntryList[&quot;; [.Q9]; &quot;].color -type double3 &quot;; [.U9] / 255; &quot; &quot;; [.V9] / 255; &quot; &quot;; [.W9] / 255; &quot;;&quot;)" office:value-type="string" office:string-value="setAttr rampBackground.colorEntryList[4].color -type double3 0.988235294117647 0.917647058823529 0.83921568627451;" calcext:value-type="string">
            <text:p>setAttr rampBackground.colorEntryList[4].color -type double3 0.988235294117647 0.917647058823529 0.83921568627451;</text:p>
          </table:table-cell>
          <table:table-cell table:formula="of:= CONCATENATE(&quot;setAttr rampBackground.colorEntryList[&quot;; [.Q9]; &quot;].position &quot;; [.X9];&quot;;&quot;)" office:value-type="string" office:string-value="setAttr rampBackground.colorEntryList[4].position 0.181818181818182;" calcext:value-type="string">
            <text:p>setAttr rampBackground.colorEntryList[4].position 0.181818181818182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遠藤くん</text:p>
          </table:table-cell>
          <table:table-cell table:style-name="ce10" table:number-columns-repeated="3"/>
          <table:table-cell office:value-type="string" calcext:value-type="string">
            <text:p>★高橋さんと同じ</text:p>
          </table:table-cell>
          <table:table-cell table:style-name="ce14" table:number-columns-repeated="9"/>
          <table:table-cell/>
          <table:table-cell office:value-type="float" office:value="5" calcext:value-type="float">
            <text:p>5</text:p>
          </table:table-cell>
          <table:table-cell office:value-type="float" office:value="40.4651162790698" calcext:value-type="float">
            <text:p>40.4651162790698</text:p>
          </table:table-cell>
          <table:table-cell office:value-type="float" office:value="0.173387096774194" calcext:value-type="float">
            <text:p>0.173387096774194</text:p>
          </table:table-cell>
          <table:table-cell office:value-type="float" office:value="0.972549019607843" calcext:value-type="float">
            <text:p>0.972549019607843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table:formula="of:= [.X9] + (1 / 22)" office:value-type="float" office:value="0.227272727272727" calcext:value-type="float">
            <text:p>0.227272727272727</text:p>
          </table:table-cell>
          <table:table-cell table:formula="of:= CONCATENATE(&quot;setAttr rampBackground.colorEntryList[&quot;; [.Q10]; &quot;].color -type double3 &quot;; [.U10] / 255; &quot; &quot;; [.V10] / 255; &quot; &quot;; [.W10] / 255; &quot;;&quot;)" office:value-type="string" office:string-value="setAttr rampBackground.colorEntryList[5].color -type double3 0.972549019607843 0.917647058823529 0.803921568627451;" calcext:value-type="string">
            <text:p>setAttr rampBackground.colorEntryList[5].color -type double3 0.972549019607843 0.917647058823529 0.803921568627451;</text:p>
          </table:table-cell>
          <table:table-cell table:formula="of:= CONCATENATE(&quot;setAttr rampBackground.colorEntryList[&quot;; [.Q10]; &quot;].position &quot;; [.X10];&quot;;&quot;)" office:value-type="string" office:string-value="setAttr rampBackground.colorEntryList[5].position 0.227272727272727;" calcext:value-type="string">
            <text:p>setAttr rampBackground.colorEntryList[5].position 0.227272727272727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今泉さん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3" calcext:value-type="float">
            <text:p>233</text:p>
          </table:table-cell>
          <table:table-cell/>
          <table:table-cell table:style-name="ce14" table:formula="of:= [.C11] / 255" office:value-type="float" office:value="0.83921568627451" calcext:value-type="float">
            <text:p>0.83921568627451</text:p>
          </table:table-cell>
          <table:table-cell table:style-name="ce14" table:formula="of:= [.D11] / 255" office:value-type="float" office:value="0.831372549019608" calcext:value-type="float">
            <text:p>0.831372549019608</text:p>
          </table:table-cell>
          <table:table-cell table:style-name="ce14" table:formula="of:= [.E11] / 255" office:value-type="float" office:value="0.913725490196078" calcext:value-type="float">
            <text:p>0.913725490196078</text:p>
          </table:table-cell>
          <table:table-cell table:style-name="ce14" table:formula="of:= MAX([.$G11:.$I11])" office:value-type="float" office:value="0.913725490196078" calcext:value-type="float">
            <text:p>0.913725490196078</text:p>
          </table:table-cell>
          <table:table-cell table:style-name="ce14" table:formula="of:= MIN([.$G11:.$I11])" office:value-type="float" office:value="0.831372549019608" calcext:value-type="float">
            <text:p>0.831372549019608</text:p>
          </table:table-cell>
          <table:table-cell table:style-name="ce14" table:formula="of:= MATCH([.$J11]; [.$G11:.$I11])" office:value-type="float" office:value="3" calcext:value-type="float">
            <text:p>3</text:p>
          </table:table-cell>
          <table:table-cell table:style-name="ce14" table:formula="of:= MOD(IF([.$J11] = [.$K11]; 0; IF([.$L11] = 1; 60 * (([.$H11] - [.$I11]) / ([.$J11] - [.$K11])); IF([.$L11] = 2; (60 * (([.$I11] - [.$G11]) / ([.$J11] - [.$K11]))) + 120; (60 * (([.$G11] - [.$H11]) / ([.$J11] - [.$K11]))) + 240))); 360)" office:value-type="float" office:value="245.714285714286" calcext:value-type="float">
            <text:p>245.714285714286</text:p>
          </table:table-cell>
          <table:table-cell table:style-name="ce14" table:formula="of:= IF([.$J11] = 0; 0; ([.$J11] - [.$K11]) / [.$J11])" office:value-type="float" office:value="0.0901287553648068" calcext:value-type="float">
            <text:p>0.090128755364807</text:p>
          </table:table-cell>
          <table:table-cell table:style-name="ce14" table:formula="of:= [.$J11]" office:value-type="float" office:value="0.913725490196078" calcext:value-type="float">
            <text:p>0.9137254901960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.5294117647059" calcext:value-type="float">
            <text:p>43.5294117647059</text:p>
          </table:table-cell>
          <table:table-cell office:value-type="float" office:value="0.201581027667984" calcext:value-type="float">
            <text:p>0.201581027667984</text:p>
          </table:table-cell>
          <table:table-cell office:value-type="float" office:value="0.992156862745098" calcext:value-type="float">
            <text:p>0.992156862745098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 office:value-type="float" office:value="202" calcext:value-type="float">
            <text:p>202</text:p>
          </table:table-cell>
          <table:table-cell table:formula="of:= [.X10] + (1 / 22)" office:value-type="float" office:value="0.272727272727273" calcext:value-type="float">
            <text:p>0.272727272727273</text:p>
          </table:table-cell>
          <table:table-cell table:formula="of:= CONCATENATE(&quot;setAttr rampBackground.colorEntryList[&quot;; [.Q11]; &quot;].color -type double3 &quot;; [.U11] / 255; &quot; &quot;; [.V11] / 255; &quot; &quot;; [.W11] / 255; &quot;;&quot;)" office:value-type="string" office:string-value="setAttr rampBackground.colorEntryList[6].color -type double3 0.992156862745098 0.937254901960784 0.792156862745098;" calcext:value-type="string">
            <text:p>setAttr rampBackground.colorEntryList[6].color -type double3 0.992156862745098 0.937254901960784 0.792156862745098;</text:p>
          </table:table-cell>
          <table:table-cell table:formula="of:= CONCATENATE(&quot;setAttr rampBackground.colorEntryList[&quot;; [.Q11]; &quot;].position &quot;; [.X11];&quot;;&quot;)" office:value-type="string" office:string-value="setAttr rampBackground.colorEntryList[6].position 0.272727272727273;" calcext:value-type="string">
            <text:p>setAttr rampBackground.colorEntryList[6].position 0.27272727272727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前島さん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24" calcext:value-type="float">
            <text:p>224</text:p>
          </table:table-cell>
          <table:table-cell/>
          <table:table-cell table:style-name="ce14" table:formula="of:= [.C12] / 255" office:value-type="float" office:value="0.811764705882353" calcext:value-type="float">
            <text:p>0.811764705882353</text:p>
          </table:table-cell>
          <table:table-cell table:style-name="ce14" table:formula="of:= [.D12] / 255" office:value-type="float" office:value="0.854901960784314" calcext:value-type="float">
            <text:p>0.854901960784314</text:p>
          </table:table-cell>
          <table:table-cell table:style-name="ce14" table:formula="of:= [.E12] / 255" office:value-type="float" office:value="0.87843137254902" calcext:value-type="float">
            <text:p>0.87843137254902</text:p>
          </table:table-cell>
          <table:table-cell table:style-name="ce14" table:formula="of:= MAX([.$G12:.$I12])" office:value-type="float" office:value="0.87843137254902" calcext:value-type="float">
            <text:p>0.87843137254902</text:p>
          </table:table-cell>
          <table:table-cell table:style-name="ce14" table:formula="of:= MIN([.$G12:.$I12])" office:value-type="float" office:value="0.811764705882353" calcext:value-type="float">
            <text:p>0.811764705882353</text:p>
          </table:table-cell>
          <table:table-cell table:style-name="ce14" table:formula="of:= MATCH([.$J12]; [.$G12:.$I12])" office:value-type="float" office:value="3" calcext:value-type="float">
            <text:p>3</text:p>
          </table:table-cell>
          <table:table-cell table:style-name="ce14" table:formula="of:= MOD(IF([.$J12] = [.$K12]; 0; IF([.$L12] = 1; 60 * (([.$H12] - [.$I12]) / ([.$J12] - [.$K12])); IF([.$L12] = 2; (60 * (([.$I12] - [.$G12]) / ([.$J12] - [.$K12]))) + 120; (60 * (([.$G12] - [.$H12]) / ([.$J12] - [.$K12]))) + 240))); 360)" office:value-type="float" office:value="201.176470588235" calcext:value-type="float">
            <text:p>201.176470588235</text:p>
          </table:table-cell>
          <table:table-cell table:style-name="ce14" table:formula="of:= IF([.$J12] = 0; 0; ([.$J12] - [.$K12]) / [.$J12])" office:value-type="float" office:value="0.0758928571428571" calcext:value-type="float">
            <text:p>0.075892857142857</text:p>
          </table:table-cell>
          <table:table-cell table:style-name="ce14" table:formula="of:= [.$J12]" office:value-type="float" office:value="0.87843137254902" calcext:value-type="float">
            <text:p>0.878431372549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.25" calcext:value-type="float">
            <text:p>86.25</text:p>
          </table:table-cell>
          <table:table-cell office:value-type="float" office:value="0.067510548523207" calcext:value-type="float">
            <text:p>0.067510548523207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230" calcext:value-type="float">
            <text:p>230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table:formula="of:= [.X11] + (1 / 22)" office:value-type="float" office:value="0.318181818181818" calcext:value-type="float">
            <text:p>0.318181818181818</text:p>
          </table:table-cell>
          <table:table-cell table:formula="of:= CONCATENATE(&quot;setAttr rampBackground.colorEntryList[&quot;; [.Q12]; &quot;].color -type double3 &quot;; [.U12] / 255; &quot; &quot;; [.V12] / 255; &quot; &quot;; [.W12] / 255; &quot;;&quot;)" office:value-type="string" office:string-value="setAttr rampBackground.colorEntryList[7].color -type double3 0.901960784313726 0.929411764705882 0.866666666666667;" calcext:value-type="string">
            <text:p>setAttr rampBackground.colorEntryList[7].color -type double3 0.901960784313726 0.929411764705882 0.866666666666667;</text:p>
          </table:table-cell>
          <table:table-cell table:formula="of:= CONCATENATE(&quot;setAttr rampBackground.colorEntryList[&quot;; [.Q12]; &quot;].position &quot;; [.X12];&quot;;&quot;)" office:value-type="string" office:string-value="setAttr rampBackground.colorEntryList[7].position 0.318181818181818;" calcext:value-type="string">
            <text:p>setAttr rampBackground.colorEntryList[7].position 0.318181818181818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稲葉さん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22" calcext:value-type="float">
            <text:p>222</text:p>
          </table:table-cell>
          <table:table-cell/>
          <table:table-cell table:style-name="ce14" table:formula="of:= [.C13] / 255" office:value-type="float" office:value="0.819607843137255" calcext:value-type="float">
            <text:p>0.819607843137255</text:p>
          </table:table-cell>
          <table:table-cell table:style-name="ce14" table:formula="of:= [.D13] / 255" office:value-type="float" office:value="0.92156862745098" calcext:value-type="float">
            <text:p>0.92156862745098</text:p>
          </table:table-cell>
          <table:table-cell table:style-name="ce14" table:formula="of:= [.E13] / 255" office:value-type="float" office:value="0.870588235294118" calcext:value-type="float">
            <text:p>0.870588235294118</text:p>
          </table:table-cell>
          <table:table-cell table:style-name="ce14" table:formula="of:= MAX([.$G13:.$I13])" office:value-type="float" office:value="0.92156862745098" calcext:value-type="float">
            <text:p>0.92156862745098</text:p>
          </table:table-cell>
          <table:table-cell table:style-name="ce14" table:formula="of:= MIN([.$G13:.$I13])" office:value-type="float" office:value="0.819607843137255" calcext:value-type="float">
            <text:p>0.819607843137255</text:p>
          </table:table-cell>
          <table:table-cell table:style-name="ce14" table:formula="of:= MATCH([.$J13]; [.$G13:.$I13])" office:value-type="float" office:value="2" calcext:value-type="float">
            <text:p>2</text:p>
          </table:table-cell>
          <table:table-cell table:style-name="ce14" table:formula="of:= MOD(IF([.$J13] = [.$K13]; 0; IF([.$L13] = 1; 60 * (([.$H13] - [.$I13]) / ([.$J13] - [.$K13])); IF([.$L13] = 2; (60 * (([.$I13] - [.$G13]) / ([.$J13] - [.$K13]))) + 120; (60 * (([.$G13] - [.$H13]) / ([.$J13] - [.$K13]))) + 240))); 360)" office:value-type="float" office:value="150" calcext:value-type="float">
            <text:p>150</text:p>
          </table:table-cell>
          <table:table-cell table:style-name="ce14" table:formula="of:= IF([.$J13] = 0; 0; ([.$J13] - [.$K13]) / [.$J13])" office:value-type="float" office:value="0.11063829787234" calcext:value-type="float">
            <text:p>0.11063829787234</text:p>
          </table:table-cell>
          <table:table-cell table:style-name="ce14" table:formula="of:= [.$J13]" office:value-type="float" office:value="0.92156862745098" calcext:value-type="float">
            <text:p>0.92156862745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0000000000001" calcext:value-type="float">
            <text:p>96.0000000000001</text:p>
          </table:table-cell>
          <table:table-cell office:value-type="float" office:value="0.044444444444444" calcext:value-type="float">
            <text:p>0.044444444444444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table:formula="of:= [.X12] + (1 / 22)" office:value-type="float" office:value="0.363636363636364" calcext:value-type="float">
            <text:p>0.363636363636364</text:p>
          </table:table-cell>
          <table:table-cell table:formula="of:= CONCATENATE(&quot;setAttr rampBackground.colorEntryList[&quot;; [.Q13]; &quot;].color -type double3 &quot;; [.U13] / 255; &quot; &quot;; [.V13] / 255; &quot; &quot;; [.W13] / 255; &quot;;&quot;)" office:value-type="string" office:string-value="setAttr rampBackground.colorEntryList[8].color -type double3 0.858823529411765 0.882352941176471 0.843137254901961;" calcext:value-type="string">
            <text:p>setAttr rampBackground.colorEntryList[8].color -type double3 0.858823529411765 0.882352941176471 0.843137254901961;</text:p>
          </table:table-cell>
          <table:table-cell table:formula="of:= CONCATENATE(&quot;setAttr rampBackground.colorEntryList[&quot;; [.Q13]; &quot;].position &quot;; [.X13];&quot;;&quot;)" office:value-type="string" office:string-value="setAttr rampBackground.colorEntryList[8].position 0.363636363636364;" calcext:value-type="string">
            <text:p>setAttr rampBackground.colorEntryList[8].position 0.363636363636364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小瀧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9" calcext:value-type="float">
            <text:p>9</text:p>
          </table:table-cell>
          <table:table-cell office:value-type="float" office:value="144.705882352941" calcext:value-type="float">
            <text:p>144.705882352941</text:p>
          </table:table-cell>
          <table:table-cell office:value-type="float" office:value="0.075892857142857" calcext:value-type="float">
            <text:p>0.075892857142857</text:p>
          </table:table-cell>
          <table:table-cell office:value-type="float" office:value="0.87843137254902" calcext:value-type="float">
            <text:p>0.87843137254902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table:formula="of:= [.X13] + (1 / 22)" office:value-type="float" office:value="0.409090909090909" calcext:value-type="float">
            <text:p>0.409090909090909</text:p>
          </table:table-cell>
          <table:table-cell table:formula="of:= CONCATENATE(&quot;setAttr rampBackground.colorEntryList[&quot;; [.Q14]; &quot;].color -type double3 &quot;; [.U14] / 255; &quot; &quot;; [.V14] / 255; &quot; &quot;; [.W14] / 255; &quot;;&quot;)" office:value-type="string" office:string-value="setAttr rampBackground.colorEntryList[9].color -type double3 0.811764705882353 0.87843137254902 0.83921568627451;" calcext:value-type="string">
            <text:p>setAttr rampBackground.colorEntryList[9].color -type double3 0.811764705882353 0.87843137254902 0.83921568627451;</text:p>
          </table:table-cell>
          <table:table-cell table:formula="of:= CONCATENATE(&quot;setAttr rampBackground.colorEntryList[&quot;; [.Q14]; &quot;].position &quot;; [.X14];&quot;;&quot;)" office:value-type="string" office:string-value="setAttr rampBackground.colorEntryList[9].position 0.409090909090909;" calcext:value-type="string">
            <text:p>setAttr rampBackground.colorEntryList[9].position 0.4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西村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11063829787234" calcext:value-type="float">
            <text:p>0.11063829787234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table:formula="of:= [.X14] + (1 / 22)" office:value-type="float" office:value="0.454545454545455" calcext:value-type="float">
            <text:p>0.454545454545455</text:p>
          </table:table-cell>
          <table:table-cell table:formula="of:= CONCATENATE(&quot;setAttr rampBackground.colorEntryList[&quot;; [.Q15]; &quot;].color -type double3 &quot;; [.U15] / 255; &quot; &quot;; [.V15] / 255; &quot; &quot;; [.W15] / 255; &quot;;&quot;)" office:value-type="string" office:string-value="setAttr rampBackground.colorEntryList[10].color -type double3 0.819607843137255 0.92156862745098 0.870588235294118;" calcext:value-type="string">
            <text:p>setAttr rampBackground.colorEntryList[10].color -type double3 0.819607843137255 0.92156862745098 0.870588235294118;</text:p>
          </table:table-cell>
          <table:table-cell table:formula="of:= CONCATENATE(&quot;setAttr rampBackground.colorEntryList[&quot;; [.Q15]; &quot;].position &quot;; [.X15];&quot;;&quot;)" office:value-type="string" office:string-value="setAttr rampBackground.colorEntryList[10].position 0.454545454545455;" calcext:value-type="string">
            <text:p>setAttr rampBackground.colorEntryList[10].position 0.45454545454545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秦野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09" calcext:value-type="float">
            <text:p>209</text:p>
          </table:table-cell>
          <table:table-cell/>
          <table:table-cell table:style-name="ce14" table:formula="of:= [.C16] / 255" office:value-type="float" office:value="0.905882352941176" calcext:value-type="float">
            <text:p>0.905882352941176</text:p>
          </table:table-cell>
          <table:table-cell table:style-name="ce14" table:formula="of:= [.D16] / 255" office:value-type="float" office:value="0.807843137254902" calcext:value-type="float">
            <text:p>0.807843137254902</text:p>
          </table:table-cell>
          <table:table-cell table:style-name="ce14" table:formula="of:= [.E16] / 255" office:value-type="float" office:value="0.819607843137255" calcext:value-type="float">
            <text:p>0.819607843137255</text:p>
          </table:table-cell>
          <table:table-cell table:style-name="ce14" table:formula="of:= MAX([.$G16:.$I16])" office:value-type="float" office:value="0.905882352941176" calcext:value-type="float">
            <text:p>0.905882352941176</text:p>
          </table:table-cell>
          <table:table-cell table:style-name="ce14" table:formula="of:= MIN([.$G16:.$I16])" office:value-type="float" office:value="0.807843137254902" calcext:value-type="float">
            <text:p>0.807843137254902</text:p>
          </table:table-cell>
          <table:table-cell table:style-name="ce14" table:formula="of:= MATCH([.$J16]; [.$G16:.$I16])" office:value-type="float" office:value="1" calcext:value-type="float">
            <text:p>1</text:p>
          </table:table-cell>
          <table:table-cell table:style-name="ce14" table:formula="of:= MOD(IF([.$J16] = [.$K16]; 0; IF([.$L16] = 1; 60 * (([.$H16] - [.$I16]) / ([.$J16] - [.$K16])); IF([.$L16] = 2; (60 * (([.$I16] - [.$G16]) / ([.$J16] - [.$K16]))) + 120; (60 * (([.$G16] - [.$H16]) / ([.$J16] - [.$K16]))) + 240))); 360)" office:value-type="float" office:value="352.8" calcext:value-type="float">
            <text:p>352.8</text:p>
          </table:table-cell>
          <table:table-cell table:style-name="ce14" table:formula="of:= IF([.$J16] = 0; 0; ([.$J16] - [.$K16]) / [.$J16])" office:value-type="float" office:value="0.108225108225108" calcext:value-type="float">
            <text:p>0.108225108225108</text:p>
          </table:table-cell>
          <table:table-cell table:style-name="ce14" table:formula="of:= [.$J16]" office:value-type="float" office:value="0.905882352941176" calcext:value-type="float">
            <text:p>0.905882352941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7.5" calcext:value-type="float">
            <text:p>187.5</text:p>
          </table:table-cell>
          <table:table-cell office:value-type="float" office:value="0.098765432098766" calcext:value-type="float">
            <text:p>0.098765432098766</text:p>
          </table:table-cell>
          <table:table-cell office:value-type="float" office:value="0.952941176470588" calcext:value-type="float">
            <text:p>0.952941176470588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formula="of:= [.X15] + (1 / 22)" office:value-type="float" office:value="0.5" calcext:value-type="float">
            <text:p>0.5</text:p>
          </table:table-cell>
          <table:table-cell table:formula="of:= CONCATENATE(&quot;setAttr rampBackground.colorEntryList[&quot;; [.Q16]; &quot;].color -type double3 &quot;; [.U16] / 255; &quot; &quot;; [.V16] / 255; &quot; &quot;; [.W16] / 255; &quot;;&quot;)" office:value-type="string" office:string-value="setAttr rampBackground.colorEntryList[11].color -type double3 0.858823529411765 0.941176470588235 0.952941176470588;" calcext:value-type="string">
            <text:p>setAttr rampBackground.colorEntryList[11].color -type double3 0.858823529411765 0.941176470588235 0.952941176470588;</text:p>
          </table:table-cell>
          <table:table-cell table:formula="of:= CONCATENATE(&quot;setAttr rampBackground.colorEntryList[&quot;; [.Q16]; &quot;].position &quot;; [.X16];&quot;;&quot;)" office:value-type="string" office:string-value="setAttr rampBackground.colorEntryList[11].position 0.5;" calcext:value-type="string">
            <text:p>setAttr rampBackground.colorEntryList[11].position 0.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矢部っち</text:p>
          </table:table-cell>
          <table:table-cell table:style-name="ce10" table:number-columns-repeated="3"/>
          <table:table-cell office:value-type="string" calcext:value-type="string">
            <text:p>★前島さんと同じ</text:p>
          </table:table-cell>
          <table:table-cell table:style-name="ce14" table:number-columns-repeated="9"/>
          <table:table-cell/>
          <table:table-cell office:value-type="float" office:value="12" calcext:value-type="float">
            <text:p>12</text:p>
          </table:table-cell>
          <table:table-cell office:value-type="float" office:value="198.947368421053" calcext:value-type="float">
            <text:p>198.947368421053</text:p>
          </table:table-cell>
          <table:table-cell office:value-type="float" office:value="0.081545064377682" calcext:value-type="float">
            <text:p>0.081545064377682</text:p>
          </table:table-cell>
          <table:table-cell office:value-type="float" office:value="0.913725490196078" calcext:value-type="float">
            <text:p>0.913725490196078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table:formula="of:= [.X16] + (1 / 22)" office:value-type="float" office:value="0.545454545454546" calcext:value-type="float">
            <text:p>0.545454545454546</text:p>
          </table:table-cell>
          <table:table-cell table:formula="of:= CONCATENATE(&quot;setAttr rampBackground.colorEntryList[&quot;; [.Q17]; &quot;].color -type double3 &quot;; [.U17] / 255; &quot; &quot;; [.V17] / 255; &quot; &quot;; [.W17] / 255; &quot;;&quot;)" office:value-type="string" office:string-value="setAttr rampBackground.colorEntryList[12].color -type double3 0.83921568627451 0.890196078431372 0.913725490196078;" calcext:value-type="string">
            <text:p>setAttr rampBackground.colorEntryList[12].color -type double3 0.83921568627451 0.890196078431372 0.913725490196078;</text:p>
          </table:table-cell>
          <table:table-cell table:formula="of:= CONCATENATE(&quot;setAttr rampBackground.colorEntryList[&quot;; [.Q17]; &quot;].position &quot;; [.X17];&quot;;&quot;)" office:value-type="string" office:string-value="setAttr rampBackground.colorEntryList[12].position 0.545454545454546;" calcext:value-type="string">
            <text:p>setAttr rampBackground.colorEntryList[12].position 0.54545454545454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安藤さん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233" calcext:value-type="float">
            <text:p>233</text:p>
          </table:table-cell>
          <table:table-cell/>
          <table:table-cell table:style-name="ce14" table:formula="of:= [.C18] / 255" office:value-type="float" office:value="0.83921568627451" calcext:value-type="float">
            <text:p>0.83921568627451</text:p>
          </table:table-cell>
          <table:table-cell table:style-name="ce14" table:formula="of:= [.D18] / 255" office:value-type="float" office:value="0.890196078431372" calcext:value-type="float">
            <text:p>0.890196078431372</text:p>
          </table:table-cell>
          <table:table-cell table:style-name="ce14" table:formula="of:= [.E18] / 255" office:value-type="float" office:value="0.913725490196078" calcext:value-type="float">
            <text:p>0.913725490196078</text:p>
          </table:table-cell>
          <table:table-cell table:style-name="ce14" table:formula="of:= MAX([.$G18:.$I18])" office:value-type="float" office:value="0.913725490196078" calcext:value-type="float">
            <text:p>0.913725490196078</text:p>
          </table:table-cell>
          <table:table-cell table:style-name="ce14" table:formula="of:= MIN([.$G18:.$I18])" office:value-type="float" office:value="0.83921568627451" calcext:value-type="float">
            <text:p>0.83921568627451</text:p>
          </table:table-cell>
          <table:table-cell table:style-name="ce14" table:formula="of:= MATCH([.$J18]; [.$G18:.$I18])" office:value-type="float" office:value="3" calcext:value-type="float">
            <text:p>3</text:p>
          </table:table-cell>
          <table:table-cell table:style-name="ce14" table:formula="of:= MOD(IF([.$J18] = [.$K18]; 0; IF([.$L18] = 1; 60 * (([.$H18] - [.$I18]) / ([.$J18] - [.$K18])); IF([.$L18] = 2; (60 * (([.$I18] - [.$G18]) / ([.$J18] - [.$K18]))) + 120; (60 * (([.$G18] - [.$H18]) / ([.$J18] - [.$K18]))) + 240))); 360)" office:value-type="float" office:value="198.947368421053" calcext:value-type="float">
            <text:p>198.947368421053</text:p>
          </table:table-cell>
          <table:table-cell table:style-name="ce14" table:formula="of:= IF([.$J18] = 0; 0; ([.$J18] - [.$K18]) / [.$J18])" office:value-type="float" office:value="0.0815450643776824" calcext:value-type="float">
            <text:p>0.081545064377682</text:p>
          </table:table-cell>
          <table:table-cell table:style-name="ce14" table:formula="of:= [.$J18]" office:value-type="float" office:value="0.913725490196078" calcext:value-type="float">
            <text:p>0.9137254901960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1.176470588235" calcext:value-type="float">
            <text:p>201.176470588235</text:p>
          </table:table-cell>
          <table:table-cell office:value-type="float" office:value="0.075892857142857" calcext:value-type="float">
            <text:p>0.075892857142857</text:p>
          </table:table-cell>
          <table:table-cell office:value-type="float" office:value="0.87843137254902" calcext:value-type="float">
            <text:p>0.87843137254902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table:formula="of:= [.X17] + (1 / 22)" office:value-type="float" office:value="0.590909090909091" calcext:value-type="float">
            <text:p>0.590909090909091</text:p>
          </table:table-cell>
          <table:table-cell table:formula="of:= CONCATENATE(&quot;setAttr rampBackground.colorEntryList[&quot;; [.Q18]; &quot;].color -type double3 &quot;; [.U18] / 255; &quot; &quot;; [.V18] / 255; &quot; &quot;; [.W18] / 255; &quot;;&quot;)" office:value-type="string" office:string-value="setAttr rampBackground.colorEntryList[13].color -type double3 0.811764705882353 0.854901960784314 0.87843137254902;" calcext:value-type="string">
            <text:p>setAttr rampBackground.colorEntryList[13].color -type double3 0.811764705882353 0.854901960784314 0.87843137254902;</text:p>
          </table:table-cell>
          <table:table-cell table:formula="of:= CONCATENATE(&quot;setAttr rampBackground.colorEntryList[&quot;; [.Q18]; &quot;].position &quot;; [.X18];&quot;;&quot;)" office:value-type="string" office:string-value="setAttr rampBackground.colorEntryList[13].position 0.590909090909091;" calcext:value-type="string">
            <text:p>setAttr rampBackground.colorEntryList[13].position 0.590909090909091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森元さん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05" calcext:value-type="float">
            <text:p>205</text:p>
          </table:table-cell>
          <table:table-cell/>
          <table:table-cell table:style-name="ce14" table:formula="of:= [.C19] / 255" office:value-type="float" office:value="0.949019607843137" calcext:value-type="float">
            <text:p>0.949019607843137</text:p>
          </table:table-cell>
          <table:table-cell table:style-name="ce14" table:formula="of:= [.D19] / 255" office:value-type="float" office:value="0.835294117647059" calcext:value-type="float">
            <text:p>0.835294117647059</text:p>
          </table:table-cell>
          <table:table-cell table:style-name="ce14" table:formula="of:= [.E19] / 255" office:value-type="float" office:value="0.803921568627451" calcext:value-type="float">
            <text:p>0.803921568627451</text:p>
          </table:table-cell>
          <table:table-cell table:style-name="ce14" table:formula="of:= MAX([.$G19:.$I19])" office:value-type="float" office:value="0.949019607843137" calcext:value-type="float">
            <text:p>0.949019607843137</text:p>
          </table:table-cell>
          <table:table-cell table:style-name="ce14" table:formula="of:= MIN([.$G19:.$I19])" office:value-type="float" office:value="0.803921568627451" calcext:value-type="float">
            <text:p>0.803921568627451</text:p>
          </table:table-cell>
          <table:table-cell table:style-name="ce14" table:formula="of:= MATCH([.$J19]; [.$G19:.$I19])" office:value-type="float" office:value="1" calcext:value-type="float">
            <text:p>1</text:p>
          </table:table-cell>
          <table:table-cell table:style-name="ce14" table:formula="of:= MOD(IF([.$J19] = [.$K19]; 0; IF([.$L19] = 1; 60 * (([.$H19] - [.$I19]) / ([.$J19] - [.$K19])); IF([.$L19] = 2; (60 * (([.$I19] - [.$G19]) / ([.$J19] - [.$K19]))) + 120; (60 * (([.$G19] - [.$H19]) / ([.$J19] - [.$K19]))) + 240))); 360)" office:value-type="float" office:value="12.972972972973" calcext:value-type="float">
            <text:p>12.972972972973</text:p>
          </table:table-cell>
          <table:table-cell table:style-name="ce14" table:formula="of:= IF([.$J19] = 0; 0; ([.$J19] - [.$K19]) / [.$J19])" office:value-type="float" office:value="0.152892561983471" calcext:value-type="float">
            <text:p>0.152892561983471</text:p>
          </table:table-cell>
          <table:table-cell table:style-name="ce14" table:formula="of:= [.$J19]" office:value-type="float" office:value="0.949019607843137" calcext:value-type="float">
            <text:p>0.9490196078431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3.103448275862" calcext:value-type="float">
            <text:p>213.103448275862</text:p>
          </table:table-cell>
          <table:table-cell office:value-type="float" office:value="0.123931623931624" calcext:value-type="float">
            <text:p>0.123931623931624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table:formula="of:= [.X18] + (1 / 22)" office:value-type="float" office:value="0.636363636363636" calcext:value-type="float">
            <text:p>0.636363636363636</text:p>
          </table:table-cell>
          <table:table-cell table:formula="of:= CONCATENATE(&quot;setAttr rampBackground.colorEntryList[&quot;; [.Q19]; &quot;].color -type double3 &quot;; [.U19] / 255; &quot; &quot;; [.V19] / 255; &quot; &quot;; [.W19] / 255; &quot;;&quot;)" office:value-type="string" office:string-value="setAttr rampBackground.colorEntryList[14].color -type double3 0.803921568627451 0.854901960784314 0.917647058823529;" calcext:value-type="string">
            <text:p>setAttr rampBackground.colorEntryList[14].color -type double3 0.803921568627451 0.854901960784314 0.917647058823529;</text:p>
          </table:table-cell>
          <table:table-cell table:formula="of:= CONCATENATE(&quot;setAttr rampBackground.colorEntryList[&quot;; [.Q19]; &quot;].position &quot;; [.X19];&quot;;&quot;)" office:value-type="string" office:string-value="setAttr rampBackground.colorEntryList[14].position 0.636363636363636;" calcext:value-type="string">
            <text:p>setAttr rampBackground.colorEntryList[14].position 0.63636363636363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村上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15" calcext:value-type="float">
            <text:p>15</text:p>
          </table:table-cell>
          <table:table-cell office:value-type="float" office:value="215.625" calcext:value-type="float">
            <text:p>215.625</text:p>
          </table:table-cell>
          <table:table-cell office:value-type="float" office:value="0.138528138528139" calcext:value-type="float">
            <text:p>0.138528138528139</text:p>
          </table:table-cell>
          <table:table-cell office:value-type="float" office:value="0.905882352941176" calcext:value-type="float">
            <text:p>0.905882352941176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table:formula="of:= [.X19] + (1 / 22)" office:value-type="float" office:value="0.681818181818182" calcext:value-type="float">
            <text:p>0.681818181818182</text:p>
          </table:table-cell>
          <table:table-cell table:formula="of:= CONCATENATE(&quot;setAttr rampBackground.colorEntryList[&quot;; [.Q20]; &quot;].color -type double3 &quot;; [.U20] / 255; &quot; &quot;; [.V20] / 255; &quot; &quot;; [.W20] / 255; &quot;;&quot;)" office:value-type="string" office:string-value="setAttr rampBackground.colorEntryList[15].color -type double3 0.780392156862745 0.831372549019608 0.905882352941176;" calcext:value-type="string">
            <text:p>setAttr rampBackground.colorEntryList[15].color -type double3 0.780392156862745 0.831372549019608 0.905882352941176;</text:p>
          </table:table-cell>
          <table:table-cell table:formula="of:= CONCATENATE(&quot;setAttr rampBackground.colorEntryList[&quot;; [.Q20]; &quot;].position &quot;; [.X20];&quot;;&quot;)" office:value-type="string" office:string-value="setAttr rampBackground.colorEntryList[15].position 0.681818181818182;" calcext:value-type="string">
            <text:p>setAttr rampBackground.colorEntryList[15].position 0.681818181818182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平松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6" calcext:value-type="float">
            <text:p>16</text:p>
          </table:table-cell>
          <table:table-cell office:value-type="float" office:value="245.714285714286" calcext:value-type="float">
            <text:p>245.714285714286</text:p>
          </table:table-cell>
          <table:table-cell office:value-type="float" office:value="0.090128755364807" calcext:value-type="float">
            <text:p>0.090128755364807</text:p>
          </table:table-cell>
          <table:table-cell office:value-type="float" office:value="0.913725490196078" calcext:value-type="float">
            <text:p>0.913725490196078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table:formula="of:= [.X20] + (1 / 22)" office:value-type="float" office:value="0.727272727272727" calcext:value-type="float">
            <text:p>0.727272727272727</text:p>
          </table:table-cell>
          <table:table-cell table:formula="of:= CONCATENATE(&quot;setAttr rampBackground.colorEntryList[&quot;; [.Q21]; &quot;].color -type double3 &quot;; [.U21] / 255; &quot; &quot;; [.V21] / 255; &quot; &quot;; [.W21] / 255; &quot;;&quot;)" office:value-type="string" office:string-value="setAttr rampBackground.colorEntryList[16].color -type double3 0.83921568627451 0.831372549019608 0.913725490196078;" calcext:value-type="string">
            <text:p>setAttr rampBackground.colorEntryList[16].color -type double3 0.83921568627451 0.831372549019608 0.913725490196078;</text:p>
          </table:table-cell>
          <table:table-cell table:formula="of:= CONCATENATE(&quot;setAttr rampBackground.colorEntryList[&quot;; [.Q21]; &quot;].position &quot;; [.X21];&quot;;&quot;)" office:value-type="string" office:string-value="setAttr rampBackground.colorEntryList[16].position 0.727272727272727;" calcext:value-type="string">
            <text:p>setAttr rampBackground.colorEntryList[16].position 0.727272727272727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佐藤さん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17" calcext:value-type="float">
            <text:p>217</text:p>
          </table:table-cell>
          <table:table-cell/>
          <table:table-cell table:style-name="ce14" table:formula="of:= [.C22] / 255" office:value-type="float" office:value="0.909803921568627" calcext:value-type="float">
            <text:p>0.909803921568627</text:p>
          </table:table-cell>
          <table:table-cell table:style-name="ce14" table:formula="of:= [.D22] / 255" office:value-type="float" office:value="0.866666666666667" calcext:value-type="float">
            <text:p>0.866666666666667</text:p>
          </table:table-cell>
          <table:table-cell table:style-name="ce14" table:formula="of:= [.E22] / 255" office:value-type="float" office:value="0.850980392156863" calcext:value-type="float">
            <text:p>0.850980392156863</text:p>
          </table:table-cell>
          <table:table-cell table:style-name="ce14" table:formula="of:= MAX([.$G22:.$I22])" office:value-type="float" office:value="0.909803921568627" calcext:value-type="float">
            <text:p>0.909803921568627</text:p>
          </table:table-cell>
          <table:table-cell table:style-name="ce14" table:formula="of:= MIN([.$G22:.$I22])" office:value-type="float" office:value="0.850980392156863" calcext:value-type="float">
            <text:p>0.850980392156863</text:p>
          </table:table-cell>
          <table:table-cell table:style-name="ce14" table:formula="of:= MATCH([.$J22]; [.$G22:.$I22])" office:value-type="float" office:value="1" calcext:value-type="float">
            <text:p>1</text:p>
          </table:table-cell>
          <table:table-cell table:style-name="ce14" table:formula="of:= MOD(IF([.$J22] = [.$K22]; 0; IF([.$L22] = 1; 60 * (([.$H22] - [.$I22]) / ([.$J22] - [.$K22])); IF([.$L22] = 2; (60 * (([.$I22] - [.$G22]) / ([.$J22] - [.$K22]))) + 120; (60 * (([.$G22] - [.$H22]) / ([.$J22] - [.$K22]))) + 240))); 360)" office:value-type="float" office:value="16.0000000000001" calcext:value-type="float">
            <text:p>16.0000000000001</text:p>
          </table:table-cell>
          <table:table-cell table:style-name="ce14" table:formula="of:= IF([.$J22] = 0; 0; ([.$J22] - [.$K22]) / [.$J22])" office:value-type="float" office:value="0.0646551724137931" calcext:value-type="float">
            <text:p>0.064655172413793</text:p>
          </table:table-cell>
          <table:table-cell table:style-name="ce14" table:formula="of:= [.$J22]" office:value-type="float" office:value="0.909803921568627" calcext:value-type="float">
            <text:p>0.909803921568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0.063291139240506" calcext:value-type="float">
            <text:p>0.063291139240506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formula="of:= [.X21] + (1 / 22)" office:value-type="float" office:value="0.772727272727273" calcext:value-type="float">
            <text:p>0.772727272727273</text:p>
          </table:table-cell>
          <table:table-cell table:formula="of:= CONCATENATE(&quot;setAttr rampBackground.colorEntryList[&quot;; [.Q22]; &quot;].color -type double3 &quot;; [.U22] / 255; &quot; &quot;; [.V22] / 255; &quot; &quot;; [.W22] / 255; &quot;;&quot;)" office:value-type="string" office:string-value="setAttr rampBackground.colorEntryList[17].color -type double3 0.886274509803921 0.870588235294118 0.929411764705882;" calcext:value-type="string">
            <text:p>setAttr rampBackground.colorEntryList[17].color -type double3 0.886274509803921 0.870588235294118 0.929411764705882;</text:p>
          </table:table-cell>
          <table:table-cell table:formula="of:= CONCATENATE(&quot;setAttr rampBackground.colorEntryList[&quot;; [.Q22]; &quot;].position &quot;; [.X22];&quot;;&quot;)" office:value-type="string" office:string-value="setAttr rampBackground.colorEntryList[17].position 0.772727272727273;" calcext:value-type="string">
            <text:p>setAttr rampBackground.colorEntryList[17].position 0.77272727272727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川崎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float" office:value="0.102127659574468" calcext:value-type="float">
            <text:p>0.10212765957446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table:formula="of:= [.X22] + (1 / 22)" office:value-type="float" office:value="0.818181818181818" calcext:value-type="float">
            <text:p>0.818181818181818</text:p>
          </table:table-cell>
          <table:table-cell table:formula="of:= CONCATENATE(&quot;setAttr rampBackground.colorEntryList[&quot;; [.Q23]; &quot;].color -type double3 &quot;; [.U23] / 255; &quot; &quot;; [.V23] / 255; &quot; &quot;; [.W23] / 255; &quot;;&quot;)" office:value-type="string" office:string-value="setAttr rampBackground.colorEntryList[18].color -type double3 0.92156862745098 0.827450980392157 0.882352941176471;" calcext:value-type="string">
            <text:p>setAttr rampBackground.colorEntryList[18].color -type double3 0.92156862745098 0.827450980392157 0.882352941176471;</text:p>
          </table:table-cell>
          <table:table-cell table:formula="of:= CONCATENATE(&quot;setAttr rampBackground.colorEntryList[&quot;; [.Q23]; &quot;].position &quot;; [.X23];&quot;;&quot;)" office:value-type="string" office:string-value="setAttr rampBackground.colorEntryList[18].position 0.818181818181818;" calcext:value-type="string">
            <text:p>setAttr rampBackground.colorEntryList[18].position 0.818181818181818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川口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office:value-type="float" office:value="0.13469387755102" calcext:value-type="float">
            <text:p>0.134693877551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table:formula="of:= [.X23] + (1 / 22)" office:value-type="float" office:value="0.863636363636363" calcext:value-type="float">
            <text:p>0.863636363636363</text:p>
          </table:table-cell>
          <table:table-cell table:formula="of:= CONCATENATE(&quot;setAttr rampBackground.colorEntryList[&quot;; [.Q24]; &quot;].color -type double3 &quot;; [.U24] / 255; &quot; &quot;; [.V24] / 255; &quot; &quot;; [.W24] / 255; &quot;;&quot;)" office:value-type="string" office:string-value="setAttr rampBackground.colorEntryList[19].color -type double3 0.96078431372549 0.831372549019608 0.874509803921569;" calcext:value-type="string">
            <text:p>setAttr rampBackground.colorEntryList[19].color -type double3 0.96078431372549 0.831372549019608 0.874509803921569;</text:p>
          </table:table-cell>
          <table:table-cell table:formula="of:= CONCATENATE(&quot;setAttr rampBackground.colorEntryList[&quot;; [.Q24]; &quot;].position &quot;; [.X24];&quot;;&quot;)" office:value-type="string" office:string-value="setAttr rampBackground.colorEntryList[19].position 0.863636363636363;" calcext:value-type="string">
            <text:p>setAttr rampBackground.colorEntryList[19].position 0.86363636363636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二川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/>
          <table:table-cell office:value-type="float" office:value="20" calcext:value-type="float">
            <text:p>20</text:p>
          </table:table-cell>
          <table:table-cell office:value-type="float" office:value="352.8" calcext:value-type="float">
            <text:p>352.8</text:p>
          </table:table-cell>
          <table:table-cell office:value-type="float" office:value="0.108225108225108" calcext:value-type="float">
            <text:p>0.108225108225108</text:p>
          </table:table-cell>
          <table:table-cell office:value-type="float" office:value="0.905882352941176" calcext:value-type="float">
            <text:p>0.905882352941176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formula="of:= [.X24] + (1 / 22)" office:value-type="float" office:value="0.909090909090909" calcext:value-type="float">
            <text:p>0.909090909090909</text:p>
          </table:table-cell>
          <table:table-cell table:formula="of:= CONCATENATE(&quot;setAttr rampBackground.colorEntryList[&quot;; [.Q25]; &quot;].color -type double3 &quot;; [.U25] / 255; &quot; &quot;; [.V25] / 255; &quot; &quot;; [.W25] / 255; &quot;;&quot;)" office:value-type="string" office:string-value="setAttr rampBackground.colorEntryList[20].color -type double3 0.905882352941176 0.807843137254902 0.819607843137255;" calcext:value-type="string">
            <text:p>setAttr rampBackground.colorEntryList[20].color -type double3 0.905882352941176 0.807843137254902 0.819607843137255;</text:p>
          </table:table-cell>
          <table:table-cell table:formula="of:= CONCATENATE(&quot;setAttr rampBackground.colorEntryList[&quot;; [.Q25]; &quot;].position &quot;; [.X25];&quot;;&quot;)" office:value-type="string" office:string-value="setAttr rampBackground.colorEntryList[20].position 0.909090909090909;" calcext:value-type="string">
            <text:p>setAttr rampBackground.colorEntryList[20].position 0.9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音川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21" calcext:value-type="float">
            <text:p>21</text:p>
          </table:table-cell>
          <table:table-cell office:value-type="float" office:value="355.862068965517" calcext:value-type="float">
            <text:p>355.862068965517</text:p>
          </table:table-cell>
          <table:table-cell office:value-type="float" office:value="0.118852459016393" calcext:value-type="float">
            <text:p>0.118852459016393</text:p>
          </table:table-cell>
          <table:table-cell office:value-type="float" office:value="0.956862745098039" calcext:value-type="float">
            <text:p>0.956862745098039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table:formula="of:= [.X25] + (1 / 22)" office:value-type="float" office:value="0.954545454545454" calcext:value-type="float">
            <text:p>0.954545454545454</text:p>
          </table:table-cell>
          <table:table-cell table:formula="of:= CONCATENATE(&quot;setAttr rampBackground.colorEntryList[&quot;; [.Q26]; &quot;].color -type double3 &quot;; [.U26] / 255; &quot; &quot;; [.V26] / 255; &quot; &quot;; [.W26] / 255; &quot;;&quot;)" office:value-type="string" office:string-value="setAttr rampBackground.colorEntryList[21].color -type double3 0.956862745098039 0.843137254901961 0.850980392156863;" calcext:value-type="string">
            <text:p>setAttr rampBackground.colorEntryList[21].color -type double3 0.956862745098039 0.843137254901961 0.850980392156863;</text:p>
          </table:table-cell>
          <table:table-cell table:formula="of:= CONCATENATE(&quot;setAttr rampBackground.colorEntryList[&quot;; [.Q26]; &quot;].position &quot;; [.X26];&quot;;&quot;)" office:value-type="string" office:string-value="setAttr rampBackground.colorEntryList[21].position 0.954545454545454;" calcext:value-type="string">
            <text:p>setAttr rampBackground.colorEntryList[21].position 0.954545454545454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付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/>
          <table:table-cell office:value-type="float" office:value="22" calcext:value-type="float">
            <text:p>22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.139442231075697" calcext:value-type="float">
            <text:p>0.139442231075697</text:p>
          </table:table-cell>
          <table:table-cell office:value-type="float" office:value="0.984313725490196" calcext:value-type="float">
            <text:p>0.984313725490196</text:p>
          </table:table-cell>
          <table:table-cell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table:formula="of:= [.X26] + (1 / 22)" office:value-type="float" office:value="1" calcext:value-type="float">
            <text:p>1</text:p>
          </table:table-cell>
          <table:table-cell table:formula="of:= CONCATENATE(&quot;setAttr rampBackground.colorEntryList[&quot;; [.Q27]; &quot;].color -type double3 &quot;; [.U27] / 255; &quot; &quot;; [.V27] / 255; &quot; &quot;; [.W27] / 255; &quot;;&quot;)" office:value-type="string" office:string-value="setAttr rampBackground.colorEntryList[22].color -type double3 0.984313725490196 0.870588235294118 0.847058823529412;" calcext:value-type="string">
            <text:p>setAttr rampBackground.colorEntryList[22].color -type double3 0.984313725490196 0.870588235294118 0.847058823529412;</text:p>
          </table:table-cell>
          <table:table-cell table:formula="of:= CONCATENATE(&quot;setAttr rampBackground.colorEntryList[&quot;; [.Q27]; &quot;].position &quot;; [.X27];&quot;;&quot;)" office:value-type="string" office:string-value="setAttr rampBackground.colorEntryList[22].position 1;" calcext:value-type="string">
            <text:p>setAttr rampBackground.colorEntryList[22].position 1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青木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齋藤さん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25" calcext:value-type="float">
            <text:p>225</text:p>
          </table:table-cell>
          <table:table-cell/>
          <table:table-cell table:style-name="ce14" table:formula="of:= [.C29] / 255" office:value-type="float" office:value="0.92156862745098" calcext:value-type="float">
            <text:p>0.92156862745098</text:p>
          </table:table-cell>
          <table:table-cell table:style-name="ce14" table:formula="of:= [.D29] / 255" office:value-type="float" office:value="0.827450980392157" calcext:value-type="float">
            <text:p>0.827450980392157</text:p>
          </table:table-cell>
          <table:table-cell table:style-name="ce14" table:formula="of:= [.E29] / 255" office:value-type="float" office:value="0.882352941176471" calcext:value-type="float">
            <text:p>0.882352941176471</text:p>
          </table:table-cell>
          <table:table-cell table:style-name="ce14" table:formula="of:= MAX([.$G29:.$I29])" office:value-type="float" office:value="0.92156862745098" calcext:value-type="float">
            <text:p>0.92156862745098</text:p>
          </table:table-cell>
          <table:table-cell table:style-name="ce14" table:formula="of:= MIN([.$G29:.$I29])" office:value-type="float" office:value="0.827450980392157" calcext:value-type="float">
            <text:p>0.827450980392157</text:p>
          </table:table-cell>
          <table:table-cell table:style-name="ce14" table:formula="of:= MATCH([.$J29]; [.$G29:.$I29])" office:value-type="float" office:value="1" calcext:value-type="float">
            <text:p>1</text:p>
          </table:table-cell>
          <table:table-cell table:style-name="ce14" table:formula="of:= MOD(IF([.$J29] = [.$K29]; 0; IF([.$L29] = 1; 60 * (([.$H29] - [.$I29]) / ([.$J29] - [.$K29])); IF([.$L29] = 2; (60 * (([.$I29] - [.$G29]) / ([.$J29] - [.$K29]))) + 120; (60 * (([.$G29] - [.$H29]) / ([.$J29] - [.$K29]))) + 240))); 360)" office:value-type="float" office:value="325" calcext:value-type="float">
            <text:p>325</text:p>
          </table:table-cell>
          <table:table-cell table:style-name="ce14" table:formula="of:= IF([.$J29] = 0; 0; ([.$J29] - [.$K29]) / [.$J29])" office:value-type="float" office:value="0.102127659574468" calcext:value-type="float">
            <text:p>0.102127659574468</text:p>
          </table:table-cell>
          <table:table-cell table:style-name="ce14" table:formula="of:= [.$J29]" office:value-type="float" office:value="0.92156862745098" calcext:value-type="float">
            <text:p>0.92156862745098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柳沼さん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1" calcext:value-type="float">
            <text:p>231</text:p>
          </table:table-cell>
          <table:table-cell/>
          <table:table-cell table:style-name="ce14" table:formula="of:= [.C30] / 255" office:value-type="float" office:value="0.780392156862745" calcext:value-type="float">
            <text:p>0.780392156862745</text:p>
          </table:table-cell>
          <table:table-cell table:style-name="ce14" table:formula="of:= [.D30] / 255" office:value-type="float" office:value="0.831372549019608" calcext:value-type="float">
            <text:p>0.831372549019608</text:p>
          </table:table-cell>
          <table:table-cell table:style-name="ce14" table:formula="of:= [.E30] / 255" office:value-type="float" office:value="0.905882352941176" calcext:value-type="float">
            <text:p>0.905882352941176</text:p>
          </table:table-cell>
          <table:table-cell table:style-name="ce14" table:formula="of:= MAX([.$G30:.$I30])" office:value-type="float" office:value="0.905882352941176" calcext:value-type="float">
            <text:p>0.905882352941176</text:p>
          </table:table-cell>
          <table:table-cell table:style-name="ce14" table:formula="of:= MIN([.$G30:.$I30])" office:value-type="float" office:value="0.780392156862745" calcext:value-type="float">
            <text:p>0.780392156862745</text:p>
          </table:table-cell>
          <table:table-cell table:style-name="ce14" table:formula="of:= MATCH([.$J30]; [.$G30:.$I30])" office:value-type="float" office:value="3" calcext:value-type="float">
            <text:p>3</text:p>
          </table:table-cell>
          <table:table-cell table:style-name="ce14" table:formula="of:= MOD(IF([.$J30] = [.$K30]; 0; IF([.$L30] = 1; 60 * (([.$H30] - [.$I30]) / ([.$J30] - [.$K30])); IF([.$L30] = 2; (60 * (([.$I30] - [.$G30]) / ([.$J30] - [.$K30]))) + 120; (60 * (([.$G30] - [.$H30]) / ([.$J30] - [.$K30]))) + 240))); 360)" office:value-type="float" office:value="215.625" calcext:value-type="float">
            <text:p>215.625</text:p>
          </table:table-cell>
          <table:table-cell table:style-name="ce14" table:formula="of:= IF([.$J30] = 0; 0; ([.$J30] - [.$K30]) / [.$J30])" office:value-type="float" office:value="0.138528138528139" calcext:value-type="float">
            <text:p>0.138528138528139</text:p>
          </table:table-cell>
          <table:table-cell table:style-name="ce14" table:formula="of:= [.$J30]" office:value-type="float" office:value="0.905882352941176" calcext:value-type="float">
            <text:p>0.905882352941176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吉田さん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17" calcext:value-type="float">
            <text:p>217</text:p>
          </table:table-cell>
          <table:table-cell/>
          <table:table-cell table:style-name="ce14" table:formula="of:= [.C31] / 255" office:value-type="float" office:value="0.956862745098039" calcext:value-type="float">
            <text:p>0.956862745098039</text:p>
          </table:table-cell>
          <table:table-cell table:style-name="ce14" table:formula="of:= [.D31] / 255" office:value-type="float" office:value="0.843137254901961" calcext:value-type="float">
            <text:p>0.843137254901961</text:p>
          </table:table-cell>
          <table:table-cell table:style-name="ce14" table:formula="of:= [.E31] / 255" office:value-type="float" office:value="0.850980392156863" calcext:value-type="float">
            <text:p>0.850980392156863</text:p>
          </table:table-cell>
          <table:table-cell table:style-name="ce14" table:formula="of:= MAX([.$G31:.$I31])" office:value-type="float" office:value="0.956862745098039" calcext:value-type="float">
            <text:p>0.956862745098039</text:p>
          </table:table-cell>
          <table:table-cell table:style-name="ce14" table:formula="of:= MIN([.$G31:.$I31])" office:value-type="float" office:value="0.843137254901961" calcext:value-type="float">
            <text:p>0.843137254901961</text:p>
          </table:table-cell>
          <table:table-cell table:style-name="ce14" table:formula="of:= MATCH([.$J31]; [.$G31:.$I31])" office:value-type="float" office:value="1" calcext:value-type="float">
            <text:p>1</text:p>
          </table:table-cell>
          <table:table-cell table:style-name="ce14" table:formula="of:= MOD(IF([.$J31] = [.$K31]; 0; IF([.$L31] = 1; 60 * (([.$H31] - [.$I31]) / ([.$J31] - [.$K31])); IF([.$L31] = 2; (60 * (([.$I31] - [.$G31]) / ([.$J31] - [.$K31]))) + 120; (60 * (([.$G31] - [.$H31]) / ([.$J31] - [.$K31]))) + 240))); 360)" office:value-type="float" office:value="355.862068965517" calcext:value-type="float">
            <text:p>355.862068965517</text:p>
          </table:table-cell>
          <table:table-cell table:style-name="ce14" table:formula="of:= IF([.$J31] = 0; 0; ([.$J31] - [.$K31]) / [.$J31])" office:value-type="float" office:value="0.118852459016393" calcext:value-type="float">
            <text:p>0.118852459016393</text:p>
          </table:table-cell>
          <table:table-cell table:style-name="ce14" table:formula="of:= [.$J31]" office:value-type="float" office:value="0.956862745098039" calcext:value-type="float">
            <text:p>0.956862745098039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戸川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掛川さん</text:p>
          </table:table-cell>
          <table:table-cell table:style-name="ce10" table:number-columns-repeated="3"/>
          <table:table-cell office:value-type="string" calcext:value-type="string">
            <text:p>★前之原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飯田さん</text:p>
          </table:table-cell>
          <table:table-cell table:style-name="ce10" table:number-columns-repeated="3"/>
          <table:table-cell office:value-type="string" calcext:value-type="string">
            <text:p>★柳沼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新島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伊藤裕貴さん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21" calcext:value-type="float">
            <text:p>221</text:p>
          </table:table-cell>
          <table:table-cell/>
          <table:table-cell table:style-name="ce14" table:formula="of:= [.C36] / 255" office:value-type="float" office:value="0.901960784313726" calcext:value-type="float">
            <text:p>0.901960784313726</text:p>
          </table:table-cell>
          <table:table-cell table:style-name="ce14" table:formula="of:= [.D36] / 255" office:value-type="float" office:value="0.929411764705882" calcext:value-type="float">
            <text:p>0.929411764705882</text:p>
          </table:table-cell>
          <table:table-cell table:style-name="ce14" table:formula="of:= [.E36] / 255" office:value-type="float" office:value="0.866666666666667" calcext:value-type="float">
            <text:p>0.866666666666667</text:p>
          </table:table-cell>
          <table:table-cell table:style-name="ce14" table:formula="of:= MAX([.$G36:.$I36])" office:value-type="float" office:value="0.929411764705882" calcext:value-type="float">
            <text:p>0.929411764705882</text:p>
          </table:table-cell>
          <table:table-cell table:style-name="ce14" table:formula="of:= MIN([.$G36:.$I36])" office:value-type="float" office:value="0.866666666666667" calcext:value-type="float">
            <text:p>0.866666666666667</text:p>
          </table:table-cell>
          <table:table-cell table:style-name="ce14" table:formula="of:= MATCH([.$J36]; [.$G36:.$I36])" office:value-type="float" office:value="2" calcext:value-type="float">
            <text:p>2</text:p>
          </table:table-cell>
          <table:table-cell table:style-name="ce14" table:formula="of:= MOD(IF([.$J36] = [.$K36]; 0; IF([.$L36] = 1; 60 * (([.$H36] - [.$I36]) / ([.$J36] - [.$K36])); IF([.$L36] = 2; (60 * (([.$I36] - [.$G36]) / ([.$J36] - [.$K36]))) + 120; (60 * (([.$G36] - [.$H36]) / ([.$J36] - [.$K36]))) + 240))); 360)" office:value-type="float" office:value="86.25" calcext:value-type="float">
            <text:p>86.25</text:p>
          </table:table-cell>
          <table:table-cell table:style-name="ce14" table:formula="of:= IF([.$J36] = 0; 0; ([.$J36] - [.$K36]) / [.$J36])" office:value-type="float" office:value="0.0675105485232067" calcext:value-type="float">
            <text:p>0.067510548523207</text:p>
          </table:table-cell>
          <table:table-cell table:style-name="ce14" table:formula="of:= [.$J36]" office:value-type="float" office:value="0.929411764705882" calcext:value-type="float">
            <text:p>0.929411764705882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畠山さん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02" calcext:value-type="float">
            <text:p>202</text:p>
          </table:table-cell>
          <table:table-cell/>
          <table:table-cell table:style-name="ce14" table:formula="of:= [.C37] / 255" office:value-type="float" office:value="0.992156862745098" calcext:value-type="float">
            <text:p>0.992156862745098</text:p>
          </table:table-cell>
          <table:table-cell table:style-name="ce14" table:formula="of:= [.D37] / 255" office:value-type="float" office:value="0.937254901960784" calcext:value-type="float">
            <text:p>0.937254901960784</text:p>
          </table:table-cell>
          <table:table-cell table:style-name="ce14" table:formula="of:= [.E37] / 255" office:value-type="float" office:value="0.792156862745098" calcext:value-type="float">
            <text:p>0.792156862745098</text:p>
          </table:table-cell>
          <table:table-cell table:style-name="ce14" table:formula="of:= MAX([.$G37:.$I37])" office:value-type="float" office:value="0.992156862745098" calcext:value-type="float">
            <text:p>0.992156862745098</text:p>
          </table:table-cell>
          <table:table-cell table:style-name="ce14" table:formula="of:= MIN([.$G37:.$I37])" office:value-type="float" office:value="0.792156862745098" calcext:value-type="float">
            <text:p>0.792156862745098</text:p>
          </table:table-cell>
          <table:table-cell table:style-name="ce14" table:formula="of:= MATCH([.$J37]; [.$G37:.$I37])" office:value-type="float" office:value="1" calcext:value-type="float">
            <text:p>1</text:p>
          </table:table-cell>
          <table:table-cell table:style-name="ce14" table:formula="of:= MOD(IF([.$J37] = [.$K37]; 0; IF([.$L37] = 1; 60 * (([.$H37] - [.$I37]) / ([.$J37] - [.$K37])); IF([.$L37] = 2; (60 * (([.$I37] - [.$G37]) / ([.$J37] - [.$K37]))) + 120; (60 * (([.$G37] - [.$H37]) / ([.$J37] - [.$K37]))) + 240))); 360)" office:value-type="float" office:value="43.5294117647059" calcext:value-type="float">
            <text:p>43.5294117647059</text:p>
          </table:table-cell>
          <table:table-cell table:style-name="ce14" table:formula="of:= IF([.$J37] = 0; 0; ([.$J37] - [.$K37]) / [.$J37])" office:value-type="float" office:value="0.201581027667984" calcext:value-type="float">
            <text:p>0.201581027667984</text:p>
          </table:table-cell>
          <table:table-cell table:style-name="ce14" table:formula="of:= [.$J37]" office:value-type="float" office:value="0.992156862745098" calcext:value-type="float">
            <text:p>0.992156862745098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齋藤吉範さん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17" calcext:value-type="float">
            <text:p>217</text:p>
          </table:table-cell>
          <table:table-cell office:value-type="string" calcext:value-type="string">
            <text:p>★佐藤弘之さんと同じ</text:p>
          </table:table-cell>
          <table:table-cell table:style-name="ce14" table:formula="of:= [.C38] / 255" office:value-type="float" office:value="0.909803921568627" calcext:value-type="float">
            <text:p>0.909803921568627</text:p>
          </table:table-cell>
          <table:table-cell table:style-name="ce14" table:formula="of:= [.D38] / 255" office:value-type="float" office:value="0.866666666666667" calcext:value-type="float">
            <text:p>0.866666666666667</text:p>
          </table:table-cell>
          <table:table-cell table:style-name="ce14" table:formula="of:= [.E38] / 255" office:value-type="float" office:value="0.850980392156863" calcext:value-type="float">
            <text:p>0.850980392156863</text:p>
          </table:table-cell>
          <table:table-cell table:style-name="ce14" table:formula="of:= MAX([.$G38:.$I38])" office:value-type="float" office:value="0.909803921568627" calcext:value-type="float">
            <text:p>0.909803921568627</text:p>
          </table:table-cell>
          <table:table-cell table:style-name="ce14" table:formula="of:= MIN([.$G38:.$I38])" office:value-type="float" office:value="0.850980392156863" calcext:value-type="float">
            <text:p>0.850980392156863</text:p>
          </table:table-cell>
          <table:table-cell table:style-name="ce14" table:formula="of:= MATCH([.$J38]; [.$G38:.$I38])" office:value-type="float" office:value="1" calcext:value-type="float">
            <text:p>1</text:p>
          </table:table-cell>
          <table:table-cell table:style-name="ce14" table:formula="of:= MOD(IF([.$J38] = [.$K38]; 0; IF([.$L38] = 1; 60 * (([.$H38] - [.$I38]) / ([.$J38] - [.$K38])); IF([.$L38] = 2; (60 * (([.$I38] - [.$G38]) / ([.$J38] - [.$K38]))) + 120; (60 * (([.$G38] - [.$H38]) / ([.$J38] - [.$K38]))) + 240))); 360)" office:value-type="float" office:value="16.0000000000001" calcext:value-type="float">
            <text:p>16.0000000000001</text:p>
          </table:table-cell>
          <table:table-cell table:style-name="ce14" table:formula="of:= IF([.$J38] = 0; 0; ([.$J38] - [.$K38]) / [.$J38])" office:value-type="float" office:value="0.0646551724137931" calcext:value-type="float">
            <text:p>0.064655172413793</text:p>
          </table:table-cell>
          <table:table-cell table:style-name="ce14" table:formula="of:= [.$J38]" office:value-type="float" office:value="0.909803921568627" calcext:value-type="float">
            <text:p>0.909803921568627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劔持さん</text:p>
          </table:table-cell>
          <table:table-cell table:style-name="ce10" table:number-columns-repeated="3"/>
          <table:table-cell office:value-type="string" calcext:value-type="string">
            <text:p>★前之原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臼井さん</text:p>
          </table:table-cell>
          <table:table-cell table:style-name="ce10" table:number-columns-repeated="3"/>
          <table:table-cell office:value-type="string" calcext:value-type="string">
            <text:p>★森元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望月さん</text:p>
          </table:table-cell>
          <table:table-cell table:style-name="ce10" table:number-columns-repeated="3"/>
          <table:table-cell office:value-type="string" calcext:value-type="string">
            <text:p>★安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渡邊さん</text:p>
          </table:table-cell>
          <table:table-cell table:style-name="ce10" table:number-columns-repeated="3"/>
          <table:table-cell office:value-type="string" calcext:value-type="string">
            <text:p>★畠山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上條さん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34" calcext:value-type="float">
            <text:p>234</text:p>
          </table:table-cell>
          <table:table-cell/>
          <table:table-cell table:style-name="ce14" table:formula="of:= [.C43] / 255" office:value-type="float" office:value="0.803921568627451" calcext:value-type="float">
            <text:p>0.803921568627451</text:p>
          </table:table-cell>
          <table:table-cell table:style-name="ce14" table:formula="of:= [.D43] / 255" office:value-type="float" office:value="0.854901960784314" calcext:value-type="float">
            <text:p>0.854901960784314</text:p>
          </table:table-cell>
          <table:table-cell table:style-name="ce14" table:formula="of:= [.E43] / 255" office:value-type="float" office:value="0.917647058823529" calcext:value-type="float">
            <text:p>0.917647058823529</text:p>
          </table:table-cell>
          <table:table-cell table:style-name="ce14" table:formula="of:= MAX([.$G43:.$I43])" office:value-type="float" office:value="0.917647058823529" calcext:value-type="float">
            <text:p>0.917647058823529</text:p>
          </table:table-cell>
          <table:table-cell table:style-name="ce14" table:formula="of:= MIN([.$G43:.$I43])" office:value-type="float" office:value="0.803921568627451" calcext:value-type="float">
            <text:p>0.803921568627451</text:p>
          </table:table-cell>
          <table:table-cell table:style-name="ce14" table:formula="of:= MATCH([.$J43]; [.$G43:.$I43])" office:value-type="float" office:value="3" calcext:value-type="float">
            <text:p>3</text:p>
          </table:table-cell>
          <table:table-cell table:style-name="ce14" table:formula="of:= MOD(IF([.$J43] = [.$K43]; 0; IF([.$L43] = 1; 60 * (([.$H43] - [.$I43]) / ([.$J43] - [.$K43])); IF([.$L43] = 2; (60 * (([.$I43] - [.$G43]) / ([.$J43] - [.$K43]))) + 120; (60 * (([.$G43] - [.$H43]) / ([.$J43] - [.$K43]))) + 240))); 360)" office:value-type="float" office:value="213.103448275862" calcext:value-type="float">
            <text:p>213.103448275862</text:p>
          </table:table-cell>
          <table:table-cell table:style-name="ce14" table:formula="of:= IF([.$J43] = 0; 0; ([.$J43] - [.$K43]) / [.$J43])" office:value-type="float" office:value="0.123931623931624" calcext:value-type="float">
            <text:p>0.123931623931624</text:p>
          </table:table-cell>
          <table:table-cell table:style-name="ce14" table:formula="of:= [.$J43]" office:value-type="float" office:value="0.917647058823529" calcext:value-type="float">
            <text:p>0.917647058823529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大渕くん</text:p>
          </table:table-cell>
          <table:table-cell table:style-name="ce10" table:number-columns-repeated="3"/>
          <table:table-cell office:value-type="string" calcext:value-type="string">
            <text:p>★高橋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鈴木さん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14" calcext:value-type="float">
            <text:p>214</text:p>
          </table:table-cell>
          <table:table-cell/>
          <table:table-cell table:style-name="ce14" table:formula="of:= [.C45] / 255" office:value-type="float" office:value="0.988235294117647" calcext:value-type="float">
            <text:p>0.988235294117647</text:p>
          </table:table-cell>
          <table:table-cell table:style-name="ce14" table:formula="of:= [.D45] / 255" office:value-type="float" office:value="0.917647058823529" calcext:value-type="float">
            <text:p>0.917647058823529</text:p>
          </table:table-cell>
          <table:table-cell table:style-name="ce14" table:formula="of:= [.E45] / 255" office:value-type="float" office:value="0.83921568627451" calcext:value-type="float">
            <text:p>0.83921568627451</text:p>
          </table:table-cell>
          <table:table-cell table:style-name="ce14" table:formula="of:= MAX([.$G45:.$I45])" office:value-type="float" office:value="0.988235294117647" calcext:value-type="float">
            <text:p>0.988235294117647</text:p>
          </table:table-cell>
          <table:table-cell table:style-name="ce14" table:formula="of:= MIN([.$G45:.$I45])" office:value-type="float" office:value="0.83921568627451" calcext:value-type="float">
            <text:p>0.83921568627451</text:p>
          </table:table-cell>
          <table:table-cell table:style-name="ce14" table:formula="of:= MATCH([.$J45]; [.$G45:.$I45])" office:value-type="float" office:value="1" calcext:value-type="float">
            <text:p>1</text:p>
          </table:table-cell>
          <table:table-cell table:style-name="ce14" table:formula="of:= MOD(IF([.$J45] = [.$K45]; 0; IF([.$L45] = 1; 60 * (([.$H45] - [.$I45]) / ([.$J45] - [.$K45])); IF([.$L45] = 2; (60 * (([.$I45] - [.$G45]) / ([.$J45] - [.$K45]))) + 120; (60 * (([.$G45] - [.$H45]) / ([.$J45] - [.$K45]))) + 240))); 360)" office:value-type="float" office:value="31.578947368421" calcext:value-type="float">
            <text:p>31.578947368421</text:p>
          </table:table-cell>
          <table:table-cell table:style-name="ce14" table:formula="of:= IF([.$J45] = 0; 0; ([.$J45] - [.$K45]) / [.$J45])" office:value-type="float" office:value="0.150793650793651" calcext:value-type="float">
            <text:p>0.150793650793651</text:p>
          </table:table-cell>
          <table:table-cell table:style-name="ce14" table:formula="of:= [.$J45]" office:value-type="float" office:value="0.988235294117647" calcext:value-type="float">
            <text:p>0.988235294117647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長意さん</text:p>
          </table:table-cell>
          <table:table-cell table:style-name="ce10" table:number-columns-repeated="3"/>
          <table:table-cell office:value-type="string" calcext:value-type="string">
            <text:p>★上條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藤永さん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43" calcext:value-type="float">
            <text:p>243</text:p>
          </table:table-cell>
          <table:table-cell/>
          <table:table-cell table:style-name="ce14" table:formula="of:= [.C47] / 255" office:value-type="float" office:value="0.858823529411765" calcext:value-type="float">
            <text:p>0.858823529411765</text:p>
          </table:table-cell>
          <table:table-cell table:style-name="ce14" table:formula="of:= [.D47] / 255" office:value-type="float" office:value="0.941176470588235" calcext:value-type="float">
            <text:p>0.941176470588235</text:p>
          </table:table-cell>
          <table:table-cell table:style-name="ce14" table:formula="of:= [.E47] / 255" office:value-type="float" office:value="0.952941176470588" calcext:value-type="float">
            <text:p>0.952941176470588</text:p>
          </table:table-cell>
          <table:table-cell table:style-name="ce14" table:formula="of:= MAX([.$G47:.$I47])" office:value-type="float" office:value="0.952941176470588" calcext:value-type="float">
            <text:p>0.952941176470588</text:p>
          </table:table-cell>
          <table:table-cell table:style-name="ce14" table:formula="of:= MIN([.$G47:.$I47])" office:value-type="float" office:value="0.858823529411765" calcext:value-type="float">
            <text:p>0.858823529411765</text:p>
          </table:table-cell>
          <table:table-cell table:style-name="ce14" table:formula="of:= MATCH([.$J47]; [.$G47:.$I47])" office:value-type="float" office:value="3" calcext:value-type="float">
            <text:p>3</text:p>
          </table:table-cell>
          <table:table-cell table:style-name="ce14" table:formula="of:= MOD(IF([.$J47] = [.$K47]; 0; IF([.$L47] = 1; 60 * (([.$H47] - [.$I47]) / ([.$J47] - [.$K47])); IF([.$L47] = 2; (60 * (([.$I47] - [.$G47]) / ([.$J47] - [.$K47]))) + 120; (60 * (([.$G47] - [.$H47]) / ([.$J47] - [.$K47]))) + 240))); 360)" office:value-type="float" office:value="187.5" calcext:value-type="float">
            <text:p>187.5</text:p>
          </table:table-cell>
          <table:table-cell table:style-name="ce14" table:formula="of:= IF([.$J47] = 0; 0; ([.$J47] - [.$K47]) / [.$J47])" office:value-type="float" office:value="0.0987654320987654" calcext:value-type="float">
            <text:p>0.098765432098765</text:p>
          </table:table-cell>
          <table:table-cell table:style-name="ce14" table:formula="of:= [.$J47]" office:value-type="float" office:value="0.952941176470588" calcext:value-type="float">
            <text:p>0.952941176470588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柳村さん</text:p>
          </table:table-cell>
          <table:table-cell table:style-name="ce10" table:number-columns-repeated="3"/>
          <table:table-cell office:value-type="string" calcext:value-type="string">
            <text:p>★鈴木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早田さん</text:p>
          </table:table-cell>
          <table:table-cell table:style-name="ce10" table:number-columns-repeated="3"/>
          <table:table-cell office:value-type="string" calcext:value-type="string">
            <text:p>★安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海東さん</text:p>
          </table:table-cell>
          <table:table-cell table:style-name="ce10" table:number-columns-repeated="3"/>
          <table:table-cell office:value-type="string" calcext:value-type="string">
            <text:p>★斎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続山さん</text:p>
          </table:table-cell>
          <table:table-cell table:style-name="ce10" table:number-columns-repeated="3"/>
          <table:table-cell office:value-type="string" calcext:value-type="string">
            <text:p>★前島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本宮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高橋満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山内さん</text:p>
          </table:table-cell>
          <table:table-cell table:style-name="ce10" table:number-columns-repeated="3"/>
          <table:table-cell office:value-type="string" calcext:value-type="string">
            <text:p>★吉田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相馬さん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23" calcext:value-type="float">
            <text:p>223</text:p>
          </table:table-cell>
          <table:table-cell/>
          <table:table-cell table:style-name="ce14" table:formula="of:= [.C55] / 255" office:value-type="float" office:value="0.96078431372549" calcext:value-type="float">
            <text:p>0.96078431372549</text:p>
          </table:table-cell>
          <table:table-cell table:style-name="ce14" table:formula="of:= [.D55] / 255" office:value-type="float" office:value="0.831372549019608" calcext:value-type="float">
            <text:p>0.831372549019608</text:p>
          </table:table-cell>
          <table:table-cell table:style-name="ce14" table:formula="of:= [.E55] / 255" office:value-type="float" office:value="0.874509803921569" calcext:value-type="float">
            <text:p>0.874509803921569</text:p>
          </table:table-cell>
          <table:table-cell table:style-name="ce14" table:formula="of:= MAX([.$G55:.$I55])" office:value-type="float" office:value="0.96078431372549" calcext:value-type="float">
            <text:p>0.96078431372549</text:p>
          </table:table-cell>
          <table:table-cell table:style-name="ce14" table:formula="of:= MIN([.$G55:.$I55])" office:value-type="float" office:value="0.831372549019608" calcext:value-type="float">
            <text:p>0.831372549019608</text:p>
          </table:table-cell>
          <table:table-cell table:style-name="ce14" table:formula="of:= MATCH([.$J55]; [.$G55:.$I55])" office:value-type="float" office:value="1" calcext:value-type="float">
            <text:p>1</text:p>
          </table:table-cell>
          <table:table-cell table:style-name="ce14" table:formula="of:= MOD(IF([.$J55] = [.$K55]; 0; IF([.$L55] = 1; 60 * (([.$H55] - [.$I55]) / ([.$J55] - [.$K55])); IF([.$L55] = 2; (60 * (([.$I55] - [.$G55]) / ([.$J55] - [.$K55]))) + 120; (60 * (([.$G55] - [.$H55]) / ([.$J55] - [.$K55]))) + 240))); 360)" office:value-type="float" office:value="340" calcext:value-type="float">
            <text:p>340</text:p>
          </table:table-cell>
          <table:table-cell table:style-name="ce14" table:formula="of:= IF([.$J55] = 0; 0; ([.$J55] - [.$K55]) / [.$J55])" office:value-type="float" office:value="0.13469387755102" calcext:value-type="float">
            <text:p>0.13469387755102</text:p>
          </table:table-cell>
          <table:table-cell table:style-name="ce14" table:formula="of:= [.$J55]" office:value-type="float" office:value="0.96078431372549" calcext:value-type="float">
            <text:p>0.96078431372549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ams会議の背景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※レンタルPC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Teams会議の背景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※揮発型PC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Teams会議の発声時の枠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※レンタルPC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Teams会議の発声時の枠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※揮発型PC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不明なユーザの背景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不明なユーザの線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文字色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62" table:default-cell-style-name="ce8"/>
        <table:table-row table:style-name="ro1">
          <table:table-cell table:number-columns-repeated="2"/>
          <table:table-cell table:style-name="ce11" table:number-columns-repeated="3"/>
          <table:table-cell table:number-columns-repeated="59"/>
        </table:table-row>
        <table:table-row table:style-name="ro1">
          <table:table-cell/>
          <table:table-cell table:style-name="ce9"/>
          <table:table-cell table:style-name="ce12" office:value-type="string" calcext:value-type="string">
            <text:p>文字R</text:p>
          </table:table-cell>
          <table:table-cell table:style-name="ce12" office:value-type="string" calcext:value-type="string">
            <text:p>文字G</text:p>
          </table:table-cell>
          <table:table-cell table:style-name="ce12" office:value-type="string" calcext:value-type="string">
            <text:p>文字B</text:p>
          </table:table-cell>
          <table:table-cell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_IDX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V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牧田さん</text:p>
          </table:table-cell>
          <table:table-cell table:style-name="Default"/>
          <table:table-cell table:style-name="ce10" table:number-columns-repeated="2"/>
          <table:table-cell office:value-type="string" calcext:value-type="string">
            <text:p>★森元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伊藤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清川さん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1" calcext:value-type="float">
            <text:p>51</text:p>
          </table:table-cell>
          <table:table-cell/>
          <table:table-cell table:style-name="ce14" table:formula="of:= [.C5] / 255" office:value-type="float" office:value="0.498039215686275" calcext:value-type="float">
            <text:p>0.498039215686275</text:p>
          </table:table-cell>
          <table:table-cell table:style-name="ce14" table:formula="of:= [.D5] / 255" office:value-type="float" office:value="0.243137254901961" calcext:value-type="float">
            <text:p>0.243137254901961</text:p>
          </table:table-cell>
          <table:table-cell table:style-name="ce14" table:formula="of:= [.E5] / 255" office:value-type="float" office:value="0.2" calcext:value-type="float">
            <text:p>0.2</text:p>
          </table:table-cell>
          <table:table-cell table:style-name="ce14" table:formula="of:= MAX([.$G5:.$I5])" office:value-type="float" office:value="0.498039215686275" calcext:value-type="float">
            <text:p>0.498039215686275</text:p>
          </table:table-cell>
          <table:table-cell table:style-name="ce14" table:formula="of:= MIN([.$G5:.$I5])" office:value-type="float" office:value="0.2" calcext:value-type="float">
            <text:p>0.2</text:p>
          </table:table-cell>
          <table:table-cell table:style-name="ce14" table:formula="of:= MATCH([.$J5]; [.$G5:.$I5])" office:value-type="float" office:value="1" calcext:value-type="float">
            <text:p>1</text:p>
          </table:table-cell>
          <table:table-cell table:style-name="ce14" table:formula="of:= MOD(IF([.$J5] = [.$K5]; 0; IF([.$L5] = 1; 60 * (([.$H5] - [.$I5]) / ([.$J5] - [.$K5])); IF([.$L5] = 2; (60 * (([.$I5] - [.$G5]) / ([.$J5] - [.$K5]))) + 120; (60 * (([.$G5] - [.$H5]) / ([.$J5] - [.$K5]))) + 240))); 360)" office:value-type="float" office:value="8.68421052631579" calcext:value-type="float">
            <text:p>8.68421052631579</text:p>
          </table:table-cell>
          <table:table-cell table:style-name="ce14" table:formula="of:= IF([.$J5] = 0; 0; ([.$J5] - [.$K5]) / [.$J5])" office:value-type="float" office:value="0.598425196850394" calcext:value-type="float">
            <text:p>0.598425196850394</text:p>
          </table:table-cell>
          <table:table-cell table:style-name="ce14" table:formula="of:= [.$J5]" office:value-type="float" office:value="0.498039215686275" calcext:value-type="float">
            <text:p>0.49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.139442231075697" calcext:value-type="float">
            <text:p>0.139442231075697</text:p>
          </table:table-cell>
          <table:table-cell office:value-type="float" office:value="0.984313725490196" calcext:value-type="float">
            <text:p>0.984313725490196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 CONCATENATE(&quot;setAttr rampFont.colorEntryList[&quot;; [.Q5]; &quot;].color -type double3 &quot;; [.U5] / 255; &quot; &quot;; [.V5] / 255; &quot; &quot;; [.W5] / 255; &quot;;&quot;)" office:value-type="string" office:string-value="setAttr rampFont.colorEntryList[0].color -type double3 0.498039215686275 0.243137254901961 0.2;" calcext:value-type="string">
            <text:p>setAttr rampFont.colorEntryList[0].color -type double3 0.498039215686275 0.243137254901961 0.2;</text:p>
          </table:table-cell>
          <table:table-cell table:formula="of:= CONCATENATE(&quot;setAttr rampFont.colorEntryList[&quot;; [.Q5]; &quot;].position &quot;; [.X5];&quot;;&quot;)" office:value-type="string" office:string-value="setAttr rampFont.colorEntryList[0].position 0;" calcext:value-type="string">
            <text:p>setAttr rampFont.colorEntryList[0].position 0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入谷さん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4" calcext:value-type="float">
            <text:p>44</text:p>
          </table:table-cell>
          <table:table-cell/>
          <table:table-cell table:style-name="ce14" table:formula="of:= [.C6] / 255" office:value-type="float" office:value="0.0980392156862745" calcext:value-type="float">
            <text:p>0.098039215686275</text:p>
          </table:table-cell>
          <table:table-cell table:style-name="ce14" table:formula="of:= [.D6] / 255" office:value-type="float" office:value="0.254901960784314" calcext:value-type="float">
            <text:p>0.254901960784314</text:p>
          </table:table-cell>
          <table:table-cell table:style-name="ce14" table:formula="of:= [.E6] / 255" office:value-type="float" office:value="0.172549019607843" calcext:value-type="float">
            <text:p>0.172549019607843</text:p>
          </table:table-cell>
          <table:table-cell table:style-name="ce14" table:formula="of:= MAX([.$G6:.$I6])" office:value-type="float" office:value="0.254901960784314" calcext:value-type="float">
            <text:p>0.254901960784314</text:p>
          </table:table-cell>
          <table:table-cell table:style-name="ce14" table:formula="of:= MIN([.$G6:.$I6])" office:value-type="float" office:value="0.0980392156862745" calcext:value-type="float">
            <text:p>0.098039215686275</text:p>
          </table:table-cell>
          <table:table-cell table:style-name="ce14" table:formula="of:= MATCH([.$J6]; [.$G6:.$I6])" office:value-type="float" office:value="2" calcext:value-type="float">
            <text:p>2</text:p>
          </table:table-cell>
          <table:table-cell table:style-name="ce14" table:formula="of:= MOD(IF([.$J6] = [.$K6]; 0; IF([.$L6] = 1; 60 * (([.$H6] - [.$I6]) / ([.$J6] - [.$K6])); IF([.$L6] = 2; (60 * (([.$I6] - [.$G6]) / ([.$J6] - [.$K6]))) + 120; (60 * (([.$G6] - [.$H6]) / ([.$J6] - [.$K6]))) + 240))); 360)" office:value-type="float" office:value="148.5" calcext:value-type="float">
            <text:p>148.5</text:p>
          </table:table-cell>
          <table:table-cell table:style-name="ce14" table:formula="of:= IF([.$J6] = 0; 0; ([.$J6] - [.$K6]) / [.$J6])" office:value-type="float" office:value="0.615384615384615" calcext:value-type="float">
            <text:p>0.615384615384615</text:p>
          </table:table-cell>
          <table:table-cell table:style-name="ce14" table:formula="of:= [.$J6]" office:value-type="float" office:value="0.254901960784314" calcext:value-type="float">
            <text:p>0.2549019607843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972972972973" calcext:value-type="float">
            <text:p>12.972972972973</text:p>
          </table:table-cell>
          <table:table-cell office:value-type="float" office:value="0.152892561983471" calcext:value-type="float">
            <text:p>0.152892561983471</text:p>
          </table:table-cell>
          <table:table-cell office:value-type="float" office:value="0.949019607843137" calcext:value-type="float">
            <text:p>0.949019607843137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 [.X5] + (1 / 22)" office:value-type="float" office:value="0.0454545454545455" calcext:value-type="float">
            <text:p>0.045454545454546</text:p>
          </table:table-cell>
          <table:table-cell table:formula="of:= CONCATENATE(&quot;setAttr rampFont.colorEntryList[&quot;; [.Q6]; &quot;].color -type double3 &quot;; [.U6] / 255; &quot; &quot;; [.V6] / 255; &quot; &quot;; [.W6] / 255; &quot;;&quot;)" office:value-type="string" office:string-value="setAttr rampFont.colorEntryList[1].color -type double3 0.407843137254902 0.145098039215686 0.0705882352941176;" calcext:value-type="string">
            <text:p>setAttr rampFont.colorEntryList[1].color -type double3 0.407843137254902 0.145098039215686 0.0705882352941176;</text:p>
          </table:table-cell>
          <table:table-cell table:formula="of:= CONCATENATE(&quot;setAttr rampFont.colorEntryList[&quot;; [.Q6]; &quot;].position &quot;; [.X6];&quot;;&quot;)" office:value-type="string" office:string-value="setAttr rampFont.colorEntryList[1].position 0.0454545454545455;" calcext:value-type="string">
            <text:p>setAttr rampFont.colorEntryList[1].position 0.045454545454545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高橋さん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89" calcext:value-type="float">
            <text:p>89</text:p>
          </table:table-cell>
          <table:table-cell/>
          <table:table-cell table:style-name="ce14" table:formula="of:= [.C7] / 255" office:value-type="float" office:value="0.262745098039216" calcext:value-type="float">
            <text:p>0.262745098039216</text:p>
          </table:table-cell>
          <table:table-cell table:style-name="ce14" table:formula="of:= [.D7] / 255" office:value-type="float" office:value="0.23921568627451" calcext:value-type="float">
            <text:p>0.23921568627451</text:p>
          </table:table-cell>
          <table:table-cell table:style-name="ce14" table:formula="of:= [.E7] / 255" office:value-type="float" office:value="0.349019607843137" calcext:value-type="float">
            <text:p>0.349019607843137</text:p>
          </table:table-cell>
          <table:table-cell table:style-name="ce14" table:formula="of:= MAX([.$G7:.$I7])" office:value-type="float" office:value="0.349019607843137" calcext:value-type="float">
            <text:p>0.349019607843137</text:p>
          </table:table-cell>
          <table:table-cell table:style-name="ce14" table:formula="of:= MIN([.$G7:.$I7])" office:value-type="float" office:value="0.23921568627451" calcext:value-type="float">
            <text:p>0.23921568627451</text:p>
          </table:table-cell>
          <table:table-cell table:style-name="ce14" table:formula="of:= MATCH([.$J7]; [.$G7:.$I7])" office:value-type="float" office:value="3" calcext:value-type="float">
            <text:p>3</text:p>
          </table:table-cell>
          <table:table-cell table:style-name="ce14" table:formula="of:= MOD(IF([.$J7] = [.$K7]; 0; IF([.$L7] = 1; 60 * (([.$H7] - [.$I7]) / ([.$J7] - [.$K7])); IF([.$L7] = 2; (60 * (([.$I7] - [.$G7]) / ([.$J7] - [.$K7]))) + 120; (60 * (([.$G7] - [.$H7]) / ([.$J7] - [.$K7]))) + 240))); 360)" office:value-type="float" office:value="252.857142857143" calcext:value-type="float">
            <text:p>252.857142857143</text:p>
          </table:table-cell>
          <table:table-cell table:style-name="ce14" table:formula="of:= IF([.$J7] = 0; 0; ([.$J7] - [.$K7]) / [.$J7])" office:value-type="float" office:value="0.314606741573034" calcext:value-type="float">
            <text:p>0.314606741573034</text:p>
          </table:table-cell>
          <table:table-cell table:style-name="ce14" table:formula="of:= [.$J7]" office:value-type="float" office:value="0.349019607843137" calcext:value-type="float">
            <text:p>0.349019607843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0000000000001" calcext:value-type="float">
            <text:p>16.0000000000001</text:p>
          </table:table-cell>
          <table:table-cell office:value-type="float" office:value="0.0646551724137931" calcext:value-type="float">
            <text:p>0.064655172413793</text:p>
          </table:table-cell>
          <table:table-cell office:value-type="float" office:value="0.909803921568627" calcext:value-type="float">
            <text:p>0.909803921568627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 [.X6] + (1 / 22)" office:value-type="float" office:value="0.0909090909090909" calcext:value-type="float">
            <text:p>0.090909090909091</text:p>
          </table:table-cell>
          <table:table-cell table:formula="of:= CONCATENATE(&quot;setAttr rampFont.colorEntryList[&quot;; [.Q7]; &quot;].color -type double3 &quot;; [.U7] / 255; &quot; &quot;; [.V7] / 255; &quot; &quot;; [.W7] / 255; &quot;;&quot;)" office:value-type="string" office:string-value="setAttr rampFont.colorEntryList[2].color -type double3 0.325490196078431 0.23921568627451 0.196078431372549;" calcext:value-type="string">
            <text:p>setAttr rampFont.colorEntryList[2].color -type double3 0.325490196078431 0.23921568627451 0.196078431372549;</text:p>
          </table:table-cell>
          <table:table-cell table:formula="of:= CONCATENATE(&quot;setAttr rampFont.colorEntryList[&quot;; [.Q7]; &quot;].position &quot;; [.X7];&quot;;&quot;)" office:value-type="string" office:string-value="setAttr rampFont.colorEntryList[2].position 0.0909090909090909;" calcext:value-type="string">
            <text:p>setAttr rampFont.colorEntryList[2].position 0.09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澤木さん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4" table:formula="of:= [.C8] / 255" office:value-type="float" office:value="0.486274509803922" calcext:value-type="float">
            <text:p>0.486274509803922</text:p>
          </table:table-cell>
          <table:table-cell table:style-name="ce14" table:formula="of:= [.D8] / 255" office:value-type="float" office:value="0.356862745098039" calcext:value-type="float">
            <text:p>0.356862745098039</text:p>
          </table:table-cell>
          <table:table-cell table:style-name="ce14" table:formula="of:= [.E8] / 255" office:value-type="float" office:value="0.0980392156862745" calcext:value-type="float">
            <text:p>0.098039215686275</text:p>
          </table:table-cell>
          <table:table-cell table:style-name="ce14" table:formula="of:= MAX([.$G8:.$I8])" office:value-type="float" office:value="0.486274509803922" calcext:value-type="float">
            <text:p>0.486274509803922</text:p>
          </table:table-cell>
          <table:table-cell table:style-name="ce14" table:formula="of:= MIN([.$G8:.$I8])" office:value-type="float" office:value="0.0980392156862745" calcext:value-type="float">
            <text:p>0.098039215686275</text:p>
          </table:table-cell>
          <table:table-cell table:style-name="ce14" table:formula="of:= MATCH([.$J8]; [.$G8:.$I8])" office:value-type="float" office:value="1" calcext:value-type="float">
            <text:p>1</text:p>
          </table:table-cell>
          <table:table-cell table:style-name="ce14" table:formula="of:= MOD(IF([.$J8] = [.$K8]; 0; IF([.$L8] = 1; 60 * (([.$H8] - [.$I8]) / ([.$J8] - [.$K8])); IF([.$L8] = 2; (60 * (([.$I8] - [.$G8]) / ([.$J8] - [.$K8]))) + 120; (60 * (([.$G8] - [.$H8]) / ([.$J8] - [.$K8]))) + 240))); 360)" office:value-type="float" office:value="40" calcext:value-type="float">
            <text:p>40</text:p>
          </table:table-cell>
          <table:table-cell table:style-name="ce14" table:formula="of:= IF([.$J8] = 0; 0; ([.$J8] - [.$K8]) / [.$J8])" office:value-type="float" office:value="0.798387096774194" calcext:value-type="float">
            <text:p>0.798387096774194</text:p>
          </table:table-cell>
          <table:table-cell table:style-name="ce14" table:formula="of:= [.$J8]" office:value-type="float" office:value="0.486274509803922" calcext:value-type="float">
            <text:p>0.4862745098039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0000000000001" calcext:value-type="float">
            <text:p>16.0000000000001</text:p>
          </table:table-cell>
          <table:table-cell office:value-type="float" office:value="0.0646551724137931" calcext:value-type="float">
            <text:p>0.064655172413793</text:p>
          </table:table-cell>
          <table:table-cell office:value-type="float" office:value="0.909803921568627" calcext:value-type="float">
            <text:p>0.909803921568627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 [.X7] + (1 / 22)" office:value-type="float" office:value="0.136363636363636" calcext:value-type="float">
            <text:p>0.136363636363636</text:p>
          </table:table-cell>
          <table:table-cell table:formula="of:= CONCATENATE(&quot;setAttr rampFont.colorEntryList[&quot;; [.Q8]; &quot;].color -type double3 &quot;; [.U8] / 255; &quot; &quot;; [.V8] / 255; &quot; &quot;; [.W8] / 255; &quot;;&quot;)" office:value-type="string" office:string-value="setAttr rampFont.colorEntryList[3].color -type double3 0.325490196078431 0.23921568627451 0.196078431372549;" calcext:value-type="string">
            <text:p>setAttr rampFont.colorEntryList[3].color -type double3 0.325490196078431 0.23921568627451 0.196078431372549;</text:p>
          </table:table-cell>
          <table:table-cell table:formula="of:= CONCATENATE(&quot;setAttr rampFont.colorEntryList[&quot;; [.Q8]; &quot;].position &quot;; [.X8];&quot;;&quot;)" office:value-type="string" office:string-value="setAttr rampFont.colorEntryList[3].position 0.136363636363636;" calcext:value-type="string">
            <text:p>setAttr rampFont.colorEntryList[3].position 0.13636363636363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前之原さん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45" calcext:value-type="float">
            <text:p>45</text:p>
          </table:table-cell>
          <table:table-cell/>
          <table:table-cell table:style-name="ce14" table:formula="of:= [.C9] / 255" office:value-type="float" office:value="0.231372549019608" calcext:value-type="float">
            <text:p>0.231372549019608</text:p>
          </table:table-cell>
          <table:table-cell table:style-name="ce14" table:formula="of:= [.D9] / 255" office:value-type="float" office:value="0.270588235294118" calcext:value-type="float">
            <text:p>0.270588235294118</text:p>
          </table:table-cell>
          <table:table-cell table:style-name="ce14" table:formula="of:= [.E9] / 255" office:value-type="float" office:value="0.176470588235294" calcext:value-type="float">
            <text:p>0.176470588235294</text:p>
          </table:table-cell>
          <table:table-cell table:style-name="ce14" table:formula="of:= MAX([.$G9:.$I9])" office:value-type="float" office:value="0.270588235294118" calcext:value-type="float">
            <text:p>0.270588235294118</text:p>
          </table:table-cell>
          <table:table-cell table:style-name="ce14" table:formula="of:= MIN([.$G9:.$I9])" office:value-type="float" office:value="0.176470588235294" calcext:value-type="float">
            <text:p>0.176470588235294</text:p>
          </table:table-cell>
          <table:table-cell table:style-name="ce14" table:formula="of:= MATCH([.$J9]; [.$G9:.$I9])" office:value-type="float" office:value="2" calcext:value-type="float">
            <text:p>2</text:p>
          </table:table-cell>
          <table:table-cell table:style-name="ce14" table:formula="of:= MOD(IF([.$J9] = [.$K9]; 0; IF([.$L9] = 1; 60 * (([.$H9] - [.$I9]) / ([.$J9] - [.$K9])); IF([.$L9] = 2; (60 * (([.$I9] - [.$G9]) / ([.$J9] - [.$K9]))) + 120; (60 * (([.$G9] - [.$H9]) / ([.$J9] - [.$K9]))) + 240))); 360)" office:value-type="float" office:value="85" calcext:value-type="float">
            <text:p>85</text:p>
          </table:table-cell>
          <table:table-cell table:style-name="ce14" table:formula="of:= IF([.$J9] = 0; 0; ([.$J9] - [.$K9]) / [.$J9])" office:value-type="float" office:value="0.347826086956522" calcext:value-type="float">
            <text:p>0.347826086956522</text:p>
          </table:table-cell>
          <table:table-cell table:style-name="ce14" table:formula="of:= [.$J9]" office:value-type="float" office:value="0.270588235294118" calcext:value-type="float">
            <text:p>0.270588235294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.578947368421" calcext:value-type="float">
            <text:p>31.578947368421</text:p>
          </table:table-cell>
          <table:table-cell office:value-type="float" office:value="0.150793650793651" calcext:value-type="float">
            <text:p>0.150793650793651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formula="of:= [.X8] + (1 / 22)" office:value-type="float" office:value="0.181818181818182" calcext:value-type="float">
            <text:p>0.181818181818182</text:p>
          </table:table-cell>
          <table:table-cell table:formula="of:= CONCATENATE(&quot;setAttr rampFont.colorEntryList[&quot;; [.Q9]; &quot;].color -type double3 &quot;; [.U9] / 255; &quot; &quot;; [.V9] / 255; &quot; &quot;; [.W9] / 255; &quot;;&quot;)" office:value-type="string" office:string-value="setAttr rampFont.colorEntryList[4].color -type double3 0.509803921568627 0.345098039215686 0.176470588235294;" calcext:value-type="string">
            <text:p>setAttr rampFont.colorEntryList[4].color -type double3 0.509803921568627 0.345098039215686 0.176470588235294;</text:p>
          </table:table-cell>
          <table:table-cell table:formula="of:= CONCATENATE(&quot;setAttr rampFont.colorEntryList[&quot;; [.Q9]; &quot;].position &quot;; [.X9];&quot;;&quot;)" office:value-type="string" office:string-value="setAttr rampFont.colorEntryList[4].position 0.181818181818182;" calcext:value-type="string">
            <text:p>setAttr rampFont.colorEntryList[4].position 0.181818181818182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遠藤くん</text:p>
          </table:table-cell>
          <table:table-cell table:style-name="ce10" table:number-columns-repeated="3"/>
          <table:table-cell office:value-type="string" calcext:value-type="string">
            <text:p>★高橋さんと同じ</text:p>
          </table:table-cell>
          <table:table-cell table:style-name="ce14" table:number-columns-repeated="9"/>
          <table:table-cell/>
          <table:table-cell office:value-type="float" office:value="5" calcext:value-type="float">
            <text:p>5</text:p>
          </table:table-cell>
          <table:table-cell office:value-type="float" office:value="40.4651162790698" calcext:value-type="float">
            <text:p>40.4651162790698</text:p>
          </table:table-cell>
          <table:table-cell office:value-type="float" office:value="0.173387096774194" calcext:value-type="float">
            <text:p>0.173387096774194</text:p>
          </table:table-cell>
          <table:table-cell office:value-type="float" office:value="0.972549019607843" calcext:value-type="float">
            <text:p>0.972549019607843</text:p>
          </table:table-cell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 [.X9] + (1 / 22)" office:value-type="float" office:value="0.227272727272727" calcext:value-type="float">
            <text:p>0.227272727272727</text:p>
          </table:table-cell>
          <table:table-cell table:formula="of:= CONCATENATE(&quot;setAttr rampFont.colorEntryList[&quot;; [.Q10]; &quot;].color -type double3 &quot;; [.U10] / 255; &quot; &quot;; [.V10] / 255; &quot; &quot;; [.W10] / 255; &quot;;&quot;)" office:value-type="string" office:string-value="setAttr rampFont.colorEntryList[5].color -type double3 0.486274509803922 0.356862745098039 0.0980392156862745;" calcext:value-type="string">
            <text:p>setAttr rampFont.colorEntryList[5].color -type double3 0.486274509803922 0.356862745098039 0.0980392156862745;</text:p>
          </table:table-cell>
          <table:table-cell table:formula="of:= CONCATENATE(&quot;setAttr rampFont.colorEntryList[&quot;; [.Q10]; &quot;].position &quot;; [.X10];&quot;;&quot;)" office:value-type="string" office:string-value="setAttr rampFont.colorEntryList[5].position 0.227272727272727;" calcext:value-type="string">
            <text:p>setAttr rampFont.colorEntryList[5].position 0.227272727272727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今泉さん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72" calcext:value-type="float">
            <text:p>72</text:p>
          </table:table-cell>
          <table:table-cell/>
          <table:table-cell table:style-name="ce14" table:formula="of:= [.C11] / 255" office:value-type="float" office:value="0.16078431372549" calcext:value-type="float">
            <text:p>0.16078431372549</text:p>
          </table:table-cell>
          <table:table-cell table:style-name="ce14" table:formula="of:= [.D11] / 255" office:value-type="float" office:value="0.145098039215686" calcext:value-type="float">
            <text:p>0.145098039215686</text:p>
          </table:table-cell>
          <table:table-cell table:style-name="ce14" table:formula="of:= [.E11] / 255" office:value-type="float" office:value="0.282352941176471" calcext:value-type="float">
            <text:p>0.282352941176471</text:p>
          </table:table-cell>
          <table:table-cell table:style-name="ce14" table:formula="of:= MAX([.$G11:.$I11])" office:value-type="float" office:value="0.282352941176471" calcext:value-type="float">
            <text:p>0.282352941176471</text:p>
          </table:table-cell>
          <table:table-cell table:style-name="ce14" table:formula="of:= MIN([.$G11:.$I11])" office:value-type="float" office:value="0.145098039215686" calcext:value-type="float">
            <text:p>0.145098039215686</text:p>
          </table:table-cell>
          <table:table-cell table:style-name="ce14" table:formula="of:= MATCH([.$J11]; [.$G11:.$I11])" office:value-type="float" office:value="3" calcext:value-type="float">
            <text:p>3</text:p>
          </table:table-cell>
          <table:table-cell table:style-name="ce14" table:formula="of:= MOD(IF([.$J11] = [.$K11]; 0; IF([.$L11] = 1; 60 * (([.$H11] - [.$I11]) / ([.$J11] - [.$K11])); IF([.$L11] = 2; (60 * (([.$I11] - [.$G11]) / ([.$J11] - [.$K11]))) + 120; (60 * (([.$G11] - [.$H11]) / ([.$J11] - [.$K11]))) + 240))); 360)" office:value-type="float" office:value="246.857142857143" calcext:value-type="float">
            <text:p>246.857142857143</text:p>
          </table:table-cell>
          <table:table-cell table:style-name="ce14" table:formula="of:= IF([.$J11] = 0; 0; ([.$J11] - [.$K11]) / [.$J11])" office:value-type="float" office:value="0.486111111111111" calcext:value-type="float">
            <text:p>0.486111111111111</text:p>
          </table:table-cell>
          <table:table-cell table:style-name="ce14" table:formula="of:= [.$J11]" office:value-type="float" office:value="0.282352941176471" calcext:value-type="float">
            <text:p>0.2823529411764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.5294117647059" calcext:value-type="float">
            <text:p>43.5294117647059</text:p>
          </table:table-cell>
          <table:table-cell office:value-type="float" office:value="0.201581027667984" calcext:value-type="float">
            <text:p>0.201581027667984</text:p>
          </table:table-cell>
          <table:table-cell office:value-type="float" office:value="0.992156862745098" calcext:value-type="float">
            <text:p>0.992156862745098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 [.X10] + (1 / 22)" office:value-type="float" office:value="0.272727272727273" calcext:value-type="float">
            <text:p>0.272727272727273</text:p>
          </table:table-cell>
          <table:table-cell table:formula="of:= CONCATENATE(&quot;setAttr rampFont.colorEntryList[&quot;; [.Q11]; &quot;].color -type double3 &quot;; [.U11] / 255; &quot; &quot;; [.V11] / 255; &quot; &quot;; [.W11] / 255; &quot;;&quot;)" office:value-type="string" office:string-value="setAttr rampFont.colorEntryList[6].color -type double3 0.466666666666667 0.368627450980392 0.117647058823529;" calcext:value-type="string">
            <text:p>setAttr rampFont.colorEntryList[6].color -type double3 0.466666666666667 0.368627450980392 0.117647058823529;</text:p>
          </table:table-cell>
          <table:table-cell table:formula="of:= CONCATENATE(&quot;setAttr rampFont.colorEntryList[&quot;; [.Q11]; &quot;].position &quot;; [.X11];&quot;;&quot;)" office:value-type="string" office:string-value="setAttr rampFont.colorEntryList[6].position 0.272727272727273;" calcext:value-type="string">
            <text:p>setAttr rampFont.colorEntryList[6].position 0.27272727272727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前島さん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6" calcext:value-type="float">
            <text:p>56</text:p>
          </table:table-cell>
          <table:table-cell/>
          <table:table-cell table:style-name="ce14" table:formula="of:= [.C12] / 255" office:value-type="float" office:value="0.0901960784313726" calcext:value-type="float">
            <text:p>0.090196078431373</text:p>
          </table:table-cell>
          <table:table-cell table:style-name="ce14" table:formula="of:= [.D12] / 255" office:value-type="float" office:value="0.192156862745098" calcext:value-type="float">
            <text:p>0.192156862745098</text:p>
          </table:table-cell>
          <table:table-cell table:style-name="ce14" table:formula="of:= [.E12] / 255" office:value-type="float" office:value="0.219607843137255" calcext:value-type="float">
            <text:p>0.219607843137255</text:p>
          </table:table-cell>
          <table:table-cell table:style-name="ce14" table:formula="of:= MAX([.$G12:.$I12])" office:value-type="float" office:value="0.219607843137255" calcext:value-type="float">
            <text:p>0.219607843137255</text:p>
          </table:table-cell>
          <table:table-cell table:style-name="ce14" table:formula="of:= MIN([.$G12:.$I12])" office:value-type="float" office:value="0.0901960784313726" calcext:value-type="float">
            <text:p>0.090196078431373</text:p>
          </table:table-cell>
          <table:table-cell table:style-name="ce14" table:formula="of:= MATCH([.$J12]; [.$G12:.$I12])" office:value-type="float" office:value="3" calcext:value-type="float">
            <text:p>3</text:p>
          </table:table-cell>
          <table:table-cell table:style-name="ce14" table:formula="of:= MOD(IF([.$J12] = [.$K12]; 0; IF([.$L12] = 1; 60 * (([.$H12] - [.$I12]) / ([.$J12] - [.$K12])); IF([.$L12] = 2; (60 * (([.$I12] - [.$G12]) / ([.$J12] - [.$K12]))) + 120; (60 * (([.$G12] - [.$H12]) / ([.$J12] - [.$K12]))) + 240))); 360)" office:value-type="float" office:value="192.727272727273" calcext:value-type="float">
            <text:p>192.727272727273</text:p>
          </table:table-cell>
          <table:table-cell table:style-name="ce14" table:formula="of:= IF([.$J12] = 0; 0; ([.$J12] - [.$K12]) / [.$J12])" office:value-type="float" office:value="0.589285714285714" calcext:value-type="float">
            <text:p>0.589285714285714</text:p>
          </table:table-cell>
          <table:table-cell table:style-name="ce14" table:formula="of:= [.$J12]" office:value-type="float" office:value="0.219607843137255" calcext:value-type="float">
            <text:p>0.2196078431372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.25" calcext:value-type="float">
            <text:p>86.25</text:p>
          </table:table-cell>
          <table:table-cell office:value-type="float" office:value="0.0675105485232067" calcext:value-type="float">
            <text:p>0.067510548523207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formula="of:= [.X11] + (1 / 22)" office:value-type="float" office:value="0.318181818181818" calcext:value-type="float">
            <text:p>0.318181818181818</text:p>
          </table:table-cell>
          <table:table-cell table:formula="of:= CONCATENATE(&quot;setAttr rampFont.colorEntryList[&quot;; [.Q12]; &quot;].color -type double3 &quot;; [.U12] / 255; &quot; &quot;; [.V12] / 255; &quot; &quot;; [.W12] / 255; &quot;;&quot;)" office:value-type="string" office:string-value="setAttr rampFont.colorEntryList[7].color -type double3 0.313725490196078 0.376470588235294 0.231372549019608;" calcext:value-type="string">
            <text:p>setAttr rampFont.colorEntryList[7].color -type double3 0.313725490196078 0.376470588235294 0.231372549019608;</text:p>
          </table:table-cell>
          <table:table-cell table:formula="of:= CONCATENATE(&quot;setAttr rampFont.colorEntryList[&quot;; [.Q12]; &quot;].position &quot;; [.X12];&quot;;&quot;)" office:value-type="string" office:string-value="setAttr rampFont.colorEntryList[7].position 0.318181818181818;" calcext:value-type="string">
            <text:p>setAttr rampFont.colorEntryList[7].position 0.318181818181818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稲葉さん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69" calcext:value-type="float">
            <text:p>69</text:p>
          </table:table-cell>
          <table:table-cell/>
          <table:table-cell table:style-name="ce14" table:formula="of:= [.C13] / 255" office:value-type="float" office:value="0.188235294117647" calcext:value-type="float">
            <text:p>0.188235294117647</text:p>
          </table:table-cell>
          <table:table-cell table:style-name="ce14" table:formula="of:= [.D13] / 255" office:value-type="float" office:value="0.368627450980392" calcext:value-type="float">
            <text:p>0.368627450980392</text:p>
          </table:table-cell>
          <table:table-cell table:style-name="ce14" table:formula="of:= [.E13] / 255" office:value-type="float" office:value="0.270588235294118" calcext:value-type="float">
            <text:p>0.270588235294118</text:p>
          </table:table-cell>
          <table:table-cell table:style-name="ce14" table:formula="of:= MAX([.$G13:.$I13])" office:value-type="float" office:value="0.368627450980392" calcext:value-type="float">
            <text:p>0.368627450980392</text:p>
          </table:table-cell>
          <table:table-cell table:style-name="ce14" table:formula="of:= MIN([.$G13:.$I13])" office:value-type="float" office:value="0.188235294117647" calcext:value-type="float">
            <text:p>0.188235294117647</text:p>
          </table:table-cell>
          <table:table-cell table:style-name="ce14" table:formula="of:= MATCH([.$J13]; [.$G13:.$I13])" office:value-type="float" office:value="2" calcext:value-type="float">
            <text:p>2</text:p>
          </table:table-cell>
          <table:table-cell table:style-name="ce14" table:formula="of:= MOD(IF([.$J13] = [.$K13]; 0; IF([.$L13] = 1; 60 * (([.$H13] - [.$I13]) / ([.$J13] - [.$K13])); IF([.$L13] = 2; (60 * (([.$I13] - [.$G13]) / ([.$J13] - [.$K13]))) + 120; (60 * (([.$G13] - [.$H13]) / ([.$J13] - [.$K13]))) + 240))); 360)" office:value-type="float" office:value="147.391304347826" calcext:value-type="float">
            <text:p>147.391304347826</text:p>
          </table:table-cell>
          <table:table-cell table:style-name="ce14" table:formula="of:= IF([.$J13] = 0; 0; ([.$J13] - [.$K13]) / [.$J13])" office:value-type="float" office:value="0.48936170212766" calcext:value-type="float">
            <text:p>0.48936170212766</text:p>
          </table:table-cell>
          <table:table-cell table:style-name="ce14" table:formula="of:= [.$J13]" office:value-type="float" office:value="0.368627450980392" calcext:value-type="float">
            <text:p>0.3686274509803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0000000000001" calcext:value-type="float">
            <text:p>96.0000000000001</text:p>
          </table:table-cell>
          <table:table-cell office:value-type="float" office:value="0.0444444444444444" calcext:value-type="float">
            <text:p>0.044444444444444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formula="of:= [.X12] + (1 / 22)" office:value-type="float" office:value="0.363636363636364" calcext:value-type="float">
            <text:p>0.363636363636364</text:p>
          </table:table-cell>
          <table:table-cell table:formula="of:= CONCATENATE(&quot;setAttr rampFont.colorEntryList[&quot;; [.Q13]; &quot;].color -type double3 &quot;; [.U13] / 255; &quot; &quot;; [.V13] / 255; &quot; &quot;; [.W13] / 255; &quot;;&quot;)" office:value-type="string" office:string-value="setAttr rampFont.colorEntryList[8].color -type double3 0.231372549019608 0.270588235294118 0.176470588235294;" calcext:value-type="string">
            <text:p>setAttr rampFont.colorEntryList[8].color -type double3 0.231372549019608 0.270588235294118 0.176470588235294;</text:p>
          </table:table-cell>
          <table:table-cell table:formula="of:= CONCATENATE(&quot;setAttr rampFont.colorEntryList[&quot;; [.Q13]; &quot;].position &quot;; [.X13];&quot;;&quot;)" office:value-type="string" office:string-value="setAttr rampFont.colorEntryList[8].position 0.363636363636364;" calcext:value-type="string">
            <text:p>setAttr rampFont.colorEntryList[8].position 0.363636363636364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小瀧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9" calcext:value-type="float">
            <text:p>9</text:p>
          </table:table-cell>
          <table:table-cell office:value-type="float" office:value="144.705882352941" calcext:value-type="float">
            <text:p>144.705882352941</text:p>
          </table:table-cell>
          <table:table-cell office:value-type="float" office:value="0.0758928571428571" calcext:value-type="float">
            <text:p>0.075892857142857</text:p>
          </table:table-cell>
          <table:table-cell office:value-type="float" office:value="0.87843137254902" calcext:value-type="float">
            <text:p>0.87843137254902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 [.X13] + (1 / 22)" office:value-type="float" office:value="0.409090909090909" calcext:value-type="float">
            <text:p>0.409090909090909</text:p>
          </table:table-cell>
          <table:table-cell table:formula="of:= CONCATENATE(&quot;setAttr rampFont.colorEntryList[&quot;; [.Q14]; &quot;].color -type double3 &quot;; [.U14] / 255; &quot; &quot;; [.V14] / 255; &quot; &quot;; [.W14] / 255; &quot;;&quot;)" office:value-type="string" office:string-value="setAttr rampFont.colorEntryList[9].color -type double3 0.0980392156862745 0.254901960784314 0.172549019607843;" calcext:value-type="string">
            <text:p>setAttr rampFont.colorEntryList[9].color -type double3 0.0980392156862745 0.254901960784314 0.172549019607843;</text:p>
          </table:table-cell>
          <table:table-cell table:formula="of:= CONCATENATE(&quot;setAttr rampFont.colorEntryList[&quot;; [.Q14]; &quot;].position &quot;; [.X14];&quot;;&quot;)" office:value-type="string" office:string-value="setAttr rampFont.colorEntryList[9].position 0.409090909090909;" calcext:value-type="string">
            <text:p>setAttr rampFont.colorEntryList[9].position 0.4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西村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11063829787234" calcext:value-type="float">
            <text:p>0.11063829787234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formula="of:= [.X14] + (1 / 22)" office:value-type="float" office:value="0.454545454545455" calcext:value-type="float">
            <text:p>0.454545454545455</text:p>
          </table:table-cell>
          <table:table-cell table:formula="of:= CONCATENATE(&quot;setAttr rampFont.colorEntryList[&quot;; [.Q15]; &quot;].color -type double3 &quot;; [.U15] / 255; &quot; &quot;; [.V15] / 255; &quot; &quot;; [.W15] / 255; &quot;;&quot;)" office:value-type="string" office:string-value="setAttr rampFont.colorEntryList[10].color -type double3 0.188235294117647 0.368627450980392 0.270588235294118;" calcext:value-type="string">
            <text:p>setAttr rampFont.colorEntryList[10].color -type double3 0.188235294117647 0.368627450980392 0.270588235294118;</text:p>
          </table:table-cell>
          <table:table-cell table:formula="of:= CONCATENATE(&quot;setAttr rampFont.colorEntryList[&quot;; [.Q15]; &quot;].position &quot;; [.X15];&quot;;&quot;)" office:value-type="string" office:string-value="setAttr rampFont.colorEntryList[10].position 0.454545454545455;" calcext:value-type="string">
            <text:p>setAttr rampFont.colorEntryList[10].position 0.45454545454545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秦野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4" table:formula="of:= [.C16] / 255" office:value-type="float" office:value="0.305882352941176" calcext:value-type="float">
            <text:p>0.305882352941176</text:p>
          </table:table-cell>
          <table:table-cell table:style-name="ce14" table:formula="of:= [.D16] / 255" office:value-type="float" office:value="0.0823529411764706" calcext:value-type="float">
            <text:p>0.082352941176471</text:p>
          </table:table-cell>
          <table:table-cell table:style-name="ce14" table:formula="of:= [.E16] / 255" office:value-type="float" office:value="0.105882352941176" calcext:value-type="float">
            <text:p>0.105882352941176</text:p>
          </table:table-cell>
          <table:table-cell table:style-name="ce14" table:formula="of:= MAX([.$G16:.$I16])" office:value-type="float" office:value="0.305882352941176" calcext:value-type="float">
            <text:p>0.305882352941176</text:p>
          </table:table-cell>
          <table:table-cell table:style-name="ce14" table:formula="of:= MIN([.$G16:.$I16])" office:value-type="float" office:value="0.0823529411764706" calcext:value-type="float">
            <text:p>0.082352941176471</text:p>
          </table:table-cell>
          <table:table-cell table:style-name="ce14" table:formula="of:= MATCH([.$J16]; [.$G16:.$I16])" office:value-type="float" office:value="1" calcext:value-type="float">
            <text:p>1</text:p>
          </table:table-cell>
          <table:table-cell table:style-name="ce14" table:formula="of:= MOD(IF([.$J16] = [.$K16]; 0; IF([.$L16] = 1; 60 * (([.$H16] - [.$I16]) / ([.$J16] - [.$K16])); IF([.$L16] = 2; (60 * (([.$I16] - [.$G16]) / ([.$J16] - [.$K16]))) + 120; (60 * (([.$G16] - [.$H16]) / ([.$J16] - [.$K16]))) + 240))); 360)" office:value-type="float" office:value="353.684210526316" calcext:value-type="float">
            <text:p>353.684210526316</text:p>
          </table:table-cell>
          <table:table-cell table:style-name="ce14" table:formula="of:= IF([.$J16] = 0; 0; ([.$J16] - [.$K16]) / [.$J16])" office:value-type="float" office:value="0.730769230769231" calcext:value-type="float">
            <text:p>0.730769230769231</text:p>
          </table:table-cell>
          <table:table-cell table:style-name="ce14" table:formula="of:= [.$J16]" office:value-type="float" office:value="0.305882352941176" calcext:value-type="float">
            <text:p>0.305882352941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7.5" calcext:value-type="float">
            <text:p>187.5</text:p>
          </table:table-cell>
          <table:table-cell office:value-type="float" office:value="0.0987654320987654" calcext:value-type="float">
            <text:p>0.098765432098765</text:p>
          </table:table-cell>
          <table:table-cell office:value-type="float" office:value="0.952941176470588" calcext:value-type="float">
            <text:p>0.9529411764705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 [.X15] + (1 / 22)" office:value-type="float" office:value="0.5" calcext:value-type="float">
            <text:p>0.5</text:p>
          </table:table-cell>
          <table:table-cell table:formula="of:= CONCATENATE(&quot;setAttr rampFont.colorEntryList[&quot;; [.Q16]; &quot;].color -type double3 &quot;; [.U16] / 255; &quot; &quot;; [.V16] / 255; &quot; &quot;; [.W16] / 255; &quot;;&quot;)" office:value-type="string" office:string-value="setAttr rampFont.colorEntryList[11].color -type double3 0.188235294117647 0.329411764705882 0.329411764705882;" calcext:value-type="string">
            <text:p>setAttr rampFont.colorEntryList[11].color -type double3 0.188235294117647 0.329411764705882 0.329411764705882;</text:p>
          </table:table-cell>
          <table:table-cell table:formula="of:= CONCATENATE(&quot;setAttr rampFont.colorEntryList[&quot;; [.Q16]; &quot;].position &quot;; [.X16];&quot;;&quot;)" office:value-type="string" office:string-value="setAttr rampFont.colorEntryList[11].position 0.5;" calcext:value-type="string">
            <text:p>setAttr rampFont.colorEntryList[11].position 0.5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矢部っち</text:p>
          </table:table-cell>
          <table:table-cell table:style-name="ce10" table:number-columns-repeated="3"/>
          <table:table-cell office:value-type="string" calcext:value-type="string">
            <text:p>★前島さんと同じ</text:p>
          </table:table-cell>
          <table:table-cell table:style-name="ce14" table:number-columns-repeated="9"/>
          <table:table-cell/>
          <table:table-cell office:value-type="float" office:value="12" calcext:value-type="float">
            <text:p>12</text:p>
          </table:table-cell>
          <table:table-cell office:value-type="float" office:value="198.947368421053" calcext:value-type="float">
            <text:p>198.947368421053</text:p>
          </table:table-cell>
          <table:table-cell office:value-type="float" office:value="0.0815450643776824" calcext:value-type="float">
            <text:p>0.081545064377682</text:p>
          </table:table-cell>
          <table:table-cell office:value-type="float" office:value="0.913725490196078" calcext:value-type="float">
            <text:p>0.91372549019607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 [.X16] + (1 / 22)" office:value-type="float" office:value="0.545454545454546" calcext:value-type="float">
            <text:p>0.545454545454546</text:p>
          </table:table-cell>
          <table:table-cell table:formula="of:= CONCATENATE(&quot;setAttr rampFont.colorEntryList[&quot;; [.Q17]; &quot;].color -type double3 &quot;; [.U17] / 255; &quot; &quot;; [.V17] / 255; &quot; &quot;; [.W17] / 255; &quot;;&quot;)" office:value-type="string" office:string-value="setAttr rampFont.colorEntryList[12].color -type double3 0.156862745098039 0.266666666666667 0.309803921568627;" calcext:value-type="string">
            <text:p>setAttr rampFont.colorEntryList[12].color -type double3 0.156862745098039 0.266666666666667 0.309803921568627;</text:p>
          </table:table-cell>
          <table:table-cell table:formula="of:= CONCATENATE(&quot;setAttr rampFont.colorEntryList[&quot;; [.Q17]; &quot;].position &quot;; [.X17];&quot;;&quot;)" office:value-type="string" office:string-value="setAttr rampFont.colorEntryList[12].position 0.545454545454546;" calcext:value-type="string">
            <text:p>setAttr rampFont.colorEntryList[12].position 0.54545454545454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安藤さん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9" calcext:value-type="float">
            <text:p>79</text:p>
          </table:table-cell>
          <table:table-cell/>
          <table:table-cell table:style-name="ce14" table:formula="of:= [.C18] / 255" office:value-type="float" office:value="0.156862745098039" calcext:value-type="float">
            <text:p>0.156862745098039</text:p>
          </table:table-cell>
          <table:table-cell table:style-name="ce14" table:formula="of:= [.D18] / 255" office:value-type="float" office:value="0.266666666666667" calcext:value-type="float">
            <text:p>0.266666666666667</text:p>
          </table:table-cell>
          <table:table-cell table:style-name="ce14" table:formula="of:= [.E18] / 255" office:value-type="float" office:value="0.309803921568627" calcext:value-type="float">
            <text:p>0.309803921568627</text:p>
          </table:table-cell>
          <table:table-cell table:style-name="ce14" table:formula="of:= MAX([.$G18:.$I18])" office:value-type="float" office:value="0.309803921568627" calcext:value-type="float">
            <text:p>0.309803921568627</text:p>
          </table:table-cell>
          <table:table-cell table:style-name="ce14" table:formula="of:= MIN([.$G18:.$I18])" office:value-type="float" office:value="0.156862745098039" calcext:value-type="float">
            <text:p>0.156862745098039</text:p>
          </table:table-cell>
          <table:table-cell table:style-name="ce14" table:formula="of:= MATCH([.$J18]; [.$G18:.$I18])" office:value-type="float" office:value="3" calcext:value-type="float">
            <text:p>3</text:p>
          </table:table-cell>
          <table:table-cell table:style-name="ce14" table:formula="of:= MOD(IF([.$J18] = [.$K18]; 0; IF([.$L18] = 1; 60 * (([.$H18] - [.$I18]) / ([.$J18] - [.$K18])); IF([.$L18] = 2; (60 * (([.$I18] - [.$G18]) / ([.$J18] - [.$K18]))) + 120; (60 * (([.$G18] - [.$H18]) / ([.$J18] - [.$K18]))) + 240))); 360)" office:value-type="float" office:value="196.923076923077" calcext:value-type="float">
            <text:p>196.923076923077</text:p>
          </table:table-cell>
          <table:table-cell table:style-name="ce14" table:formula="of:= IF([.$J18] = 0; 0; ([.$J18] - [.$K18]) / [.$J18])" office:value-type="float" office:value="0.493670886075949" calcext:value-type="float">
            <text:p>0.493670886075949</text:p>
          </table:table-cell>
          <table:table-cell table:style-name="ce14" table:formula="of:= [.$J18]" office:value-type="float" office:value="0.309803921568627" calcext:value-type="float">
            <text:p>0.3098039215686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1.176470588235" calcext:value-type="float">
            <text:p>201.176470588235</text:p>
          </table:table-cell>
          <table:table-cell office:value-type="float" office:value="0.0758928571428571" calcext:value-type="float">
            <text:p>0.075892857142857</text:p>
          </table:table-cell>
          <table:table-cell office:value-type="float" office:value="0.87843137254902" calcext:value-type="float">
            <text:p>0.8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 [.X17] + (1 / 22)" office:value-type="float" office:value="0.590909090909091" calcext:value-type="float">
            <text:p>0.590909090909091</text:p>
          </table:table-cell>
          <table:table-cell table:formula="of:= CONCATENATE(&quot;setAttr rampFont.colorEntryList[&quot;; [.Q18]; &quot;].color -type double3 &quot;; [.U18] / 255; &quot; &quot;; [.V18] / 255; &quot; &quot;; [.W18] / 255; &quot;;&quot;)" office:value-type="string" office:string-value="setAttr rampFont.colorEntryList[13].color -type double3 0.0901960784313726 0.192156862745098 0.219607843137255;" calcext:value-type="string">
            <text:p>setAttr rampFont.colorEntryList[13].color -type double3 0.0901960784313726 0.192156862745098 0.219607843137255;</text:p>
          </table:table-cell>
          <table:table-cell table:formula="of:= CONCATENATE(&quot;setAttr rampFont.colorEntryList[&quot;; [.Q18]; &quot;].position &quot;; [.X18];&quot;;&quot;)" office:value-type="string" office:string-value="setAttr rampFont.colorEntryList[13].position 0.590909090909091;" calcext:value-type="string">
            <text:p>setAttr rampFont.colorEntryList[13].position 0.590909090909091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森元さん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style-name="ce14" table:formula="of:= [.C19] / 255" office:value-type="float" office:value="0.407843137254902" calcext:value-type="float">
            <text:p>0.407843137254902</text:p>
          </table:table-cell>
          <table:table-cell table:style-name="ce14" table:formula="of:= [.D19] / 255" office:value-type="float" office:value="0.145098039215686" calcext:value-type="float">
            <text:p>0.145098039215686</text:p>
          </table:table-cell>
          <table:table-cell table:style-name="ce14" table:formula="of:= [.E19] / 255" office:value-type="float" office:value="0.0705882352941176" calcext:value-type="float">
            <text:p>0.070588235294118</text:p>
          </table:table-cell>
          <table:table-cell table:style-name="ce14" table:formula="of:= MAX([.$G19:.$I19])" office:value-type="float" office:value="0.407843137254902" calcext:value-type="float">
            <text:p>0.407843137254902</text:p>
          </table:table-cell>
          <table:table-cell table:style-name="ce14" table:formula="of:= MIN([.$G19:.$I19])" office:value-type="float" office:value="0.0705882352941176" calcext:value-type="float">
            <text:p>0.070588235294118</text:p>
          </table:table-cell>
          <table:table-cell table:style-name="ce14" table:formula="of:= MATCH([.$J19]; [.$G19:.$I19])" office:value-type="float" office:value="1" calcext:value-type="float">
            <text:p>1</text:p>
          </table:table-cell>
          <table:table-cell table:style-name="ce14" table:formula="of:= MOD(IF([.$J19] = [.$K19]; 0; IF([.$L19] = 1; 60 * (([.$H19] - [.$I19]) / ([.$J19] - [.$K19])); IF([.$L19] = 2; (60 * (([.$I19] - [.$G19]) / ([.$J19] - [.$K19]))) + 120; (60 * (([.$G19] - [.$H19]) / ([.$J19] - [.$K19]))) + 240))); 360)" office:value-type="float" office:value="13.2558139534884" calcext:value-type="float">
            <text:p>13.2558139534884</text:p>
          </table:table-cell>
          <table:table-cell table:style-name="ce14" table:formula="of:= IF([.$J19] = 0; 0; ([.$J19] - [.$K19]) / [.$J19])" office:value-type="float" office:value="0.826923076923077" calcext:value-type="float">
            <text:p>0.826923076923077</text:p>
          </table:table-cell>
          <table:table-cell table:style-name="ce14" table:formula="of:= [.$J19]" office:value-type="float" office:value="0.407843137254902" calcext:value-type="float">
            <text:p>0.4078431372549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3.103448275862" calcext:value-type="float">
            <text:p>213.103448275862</text:p>
          </table:table-cell>
          <table:table-cell office:value-type="float" office:value="0.123931623931624" calcext:value-type="float">
            <text:p>0.123931623931624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formula="of:= [.X18] + (1 / 22)" office:value-type="float" office:value="0.636363636363636" calcext:value-type="float">
            <text:p>0.636363636363636</text:p>
          </table:table-cell>
          <table:table-cell table:formula="of:= CONCATENATE(&quot;setAttr rampFont.colorEntryList[&quot;; [.Q19]; &quot;].color -type double3 &quot;; [.U19] / 255; &quot; &quot;; [.V19] / 255; &quot; &quot;; [.W19] / 255; &quot;;&quot;)" office:value-type="string" office:string-value="setAttr rampFont.colorEntryList[14].color -type double3 0.101960784313725 0.2 0.305882352941176;" calcext:value-type="string">
            <text:p>setAttr rampFont.colorEntryList[14].color -type double3 0.101960784313725 0.2 0.305882352941176;</text:p>
          </table:table-cell>
          <table:table-cell table:formula="of:= CONCATENATE(&quot;setAttr rampFont.colorEntryList[&quot;; [.Q19]; &quot;].position &quot;; [.X19];&quot;;&quot;)" office:value-type="string" office:string-value="setAttr rampFont.colorEntryList[14].position 0.636363636363636;" calcext:value-type="string">
            <text:p>setAttr rampFont.colorEntryList[14].position 0.636363636363636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村上さん</text:p>
          </table:table-cell>
          <table:table-cell table:style-name="ce10" table:number-columns-repeated="3"/>
          <table:table-cell office:value-type="string" calcext:value-type="string">
            <text:p>★澤木さんと同じ</text:p>
          </table:table-cell>
          <table:table-cell table:style-name="ce14" table:number-columns-repeated="9"/>
          <table:table-cell/>
          <table:table-cell office:value-type="float" office:value="15" calcext:value-type="float">
            <text:p>15</text:p>
          </table:table-cell>
          <table:table-cell office:value-type="float" office:value="215.625" calcext:value-type="float">
            <text:p>215.625</text:p>
          </table:table-cell>
          <table:table-cell office:value-type="float" office:value="0.138528138528139" calcext:value-type="float">
            <text:p>0.138528138528139</text:p>
          </table:table-cell>
          <table:table-cell office:value-type="float" office:value="0.905882352941176" calcext:value-type="float">
            <text:p>0.90588235294117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 [.X19] + (1 / 22)" office:value-type="float" office:value="0.681818181818182" calcext:value-type="float">
            <text:p>0.681818181818182</text:p>
          </table:table-cell>
          <table:table-cell table:formula="of:= CONCATENATE(&quot;setAttr rampFont.colorEntryList[&quot;; [.Q20]; &quot;].color -type double3 &quot;; [.U20] / 255; &quot; &quot;; [.V20] / 255; &quot; &quot;; [.W20] / 255; &quot;;&quot;)" office:value-type="string" office:string-value="setAttr rampFont.colorEntryList[15].color -type double3 0.0509803921568627 0.137254901960784 0.282352941176471;" calcext:value-type="string">
            <text:p>setAttr rampFont.colorEntryList[15].color -type double3 0.0509803921568627 0.137254901960784 0.282352941176471;</text:p>
          </table:table-cell>
          <table:table-cell table:formula="of:= CONCATENATE(&quot;setAttr rampFont.colorEntryList[&quot;; [.Q20]; &quot;].position &quot;; [.X20];&quot;;&quot;)" office:value-type="string" office:string-value="setAttr rampFont.colorEntryList[15].position 0.681818181818182;" calcext:value-type="string">
            <text:p>setAttr rampFont.colorEntryList[15].position 0.681818181818182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平松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6" calcext:value-type="float">
            <text:p>16</text:p>
          </table:table-cell>
          <table:table-cell office:value-type="float" office:value="245.714285714286" calcext:value-type="float">
            <text:p>245.714285714286</text:p>
          </table:table-cell>
          <table:table-cell office:value-type="float" office:value="0.0901287553648068" calcext:value-type="float">
            <text:p>0.090128755364807</text:p>
          </table:table-cell>
          <table:table-cell office:value-type="float" office:value="0.913725490196078" calcext:value-type="float">
            <text:p>0.91372549019607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formula="of:= [.X20] + (1 / 22)" office:value-type="float" office:value="0.727272727272727" calcext:value-type="float">
            <text:p>0.727272727272727</text:p>
          </table:table-cell>
          <table:table-cell table:formula="of:= CONCATENATE(&quot;setAttr rampFont.colorEntryList[&quot;; [.Q21]; &quot;].color -type double3 &quot;; [.U21] / 255; &quot; &quot;; [.V21] / 255; &quot; &quot;; [.W21] / 255; &quot;;&quot;)" office:value-type="string" office:string-value="setAttr rampFont.colorEntryList[16].color -type double3 0.16078431372549 0.145098039215686 0.282352941176471;" calcext:value-type="string">
            <text:p>setAttr rampFont.colorEntryList[16].color -type double3 0.16078431372549 0.145098039215686 0.282352941176471;</text:p>
          </table:table-cell>
          <table:table-cell table:formula="of:= CONCATENATE(&quot;setAttr rampFont.colorEntryList[&quot;; [.Q21]; &quot;].position &quot;; [.X21];&quot;;&quot;)" office:value-type="string" office:string-value="setAttr rampFont.colorEntryList[16].position 0.727272727272727;" calcext:value-type="string">
            <text:p>setAttr rampFont.colorEntryList[16].position 0.727272727272727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佐藤さん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4" table:formula="of:= [.C22] / 255" office:value-type="float" office:value="0.325490196078431" calcext:value-type="float">
            <text:p>0.325490196078431</text:p>
          </table:table-cell>
          <table:table-cell table:style-name="ce14" table:formula="of:= [.D22] / 255" office:value-type="float" office:value="0.23921568627451" calcext:value-type="float">
            <text:p>0.23921568627451</text:p>
          </table:table-cell>
          <table:table-cell table:style-name="ce14" table:formula="of:= [.E22] / 255" office:value-type="float" office:value="0.196078431372549" calcext:value-type="float">
            <text:p>0.196078431372549</text:p>
          </table:table-cell>
          <table:table-cell table:style-name="ce14" table:formula="of:= MAX([.$G22:.$I22])" office:value-type="float" office:value="0.325490196078431" calcext:value-type="float">
            <text:p>0.325490196078431</text:p>
          </table:table-cell>
          <table:table-cell table:style-name="ce14" table:formula="of:= MIN([.$G22:.$I22])" office:value-type="float" office:value="0.196078431372549" calcext:value-type="float">
            <text:p>0.196078431372549</text:p>
          </table:table-cell>
          <table:table-cell table:style-name="ce14" table:formula="of:= MATCH([.$J22]; [.$G22:.$I22])" office:value-type="float" office:value="1" calcext:value-type="float">
            <text:p>1</text:p>
          </table:table-cell>
          <table:table-cell table:style-name="ce14" table:formula="of:= MOD(IF([.$J22] = [.$K22]; 0; IF([.$L22] = 1; 60 * (([.$H22] - [.$I22]) / ([.$J22] - [.$K22])); IF([.$L22] = 2; (60 * (([.$I22] - [.$G22]) / ([.$J22] - [.$K22]))) + 120; (60 * (([.$G22] - [.$H22]) / ([.$J22] - [.$K22]))) + 240))); 360)" office:value-type="float" office:value="20" calcext:value-type="float">
            <text:p>20</text:p>
          </table:table-cell>
          <table:table-cell table:style-name="ce14" table:formula="of:= IF([.$J22] = 0; 0; ([.$J22] - [.$K22]) / [.$J22])" office:value-type="float" office:value="0.397590361445783" calcext:value-type="float">
            <text:p>0.397590361445783</text:p>
          </table:table-cell>
          <table:table-cell table:style-name="ce14" table:formula="of:= [.$J22]" office:value-type="float" office:value="0.325490196078431" calcext:value-type="float">
            <text:p>0.3254901960784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0.0632911392405063" calcext:value-type="float">
            <text:p>0.063291139240506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 [.X21] + (1 / 22)" office:value-type="float" office:value="0.772727272727273" calcext:value-type="float">
            <text:p>0.772727272727273</text:p>
          </table:table-cell>
          <table:table-cell table:formula="of:= CONCATENATE(&quot;setAttr rampFont.colorEntryList[&quot;; [.Q22]; &quot;].color -type double3 &quot;; [.U22] / 255; &quot; &quot;; [.V22] / 255; &quot; &quot;; [.W22] / 255; &quot;;&quot;)" office:value-type="string" office:string-value="setAttr rampFont.colorEntryList[17].color -type double3 0.262745098039216 0.23921568627451 0.349019607843137;" calcext:value-type="string">
            <text:p>setAttr rampFont.colorEntryList[17].color -type double3 0.262745098039216 0.23921568627451 0.349019607843137;</text:p>
          </table:table-cell>
          <table:table-cell table:formula="of:= CONCATENATE(&quot;setAttr rampFont.colorEntryList[&quot;; [.Q22]; &quot;].position &quot;; [.X22];&quot;;&quot;)" office:value-type="string" office:string-value="setAttr rampFont.colorEntryList[17].position 0.772727272727273;" calcext:value-type="string">
            <text:p>setAttr rampFont.colorEntryList[17].position 0.77272727272727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川崎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float" office:value="0.102127659574468" calcext:value-type="float">
            <text:p>0.10212765957446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formula="of:= [.X22] + (1 / 22)" office:value-type="float" office:value="0.818181818181818" calcext:value-type="float">
            <text:p>0.818181818181818</text:p>
          </table:table-cell>
          <table:table-cell table:formula="of:= CONCATENATE(&quot;setAttr rampFont.colorEntryList[&quot;; [.Q23]; &quot;].color -type double3 &quot;; [.U23] / 255; &quot; &quot;; [.V23] / 255; &quot; &quot;; [.W23] / 255; &quot;;&quot;)" office:value-type="string" office:string-value="setAttr rampFont.colorEntryList[18].color -type double3 0.317647058823529 0.145098039215686 0.250980392156863;" calcext:value-type="string">
            <text:p>setAttr rampFont.colorEntryList[18].color -type double3 0.317647058823529 0.145098039215686 0.250980392156863;</text:p>
          </table:table-cell>
          <table:table-cell table:formula="of:= CONCATENATE(&quot;setAttr rampFont.colorEntryList[&quot;; [.Q23]; &quot;].position &quot;; [.X23];&quot;;&quot;)" office:value-type="string" office:string-value="setAttr rampFont.colorEntryList[18].position 0.818181818181818;" calcext:value-type="string">
            <text:p>setAttr rampFont.colorEntryList[18].position 0.818181818181818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川口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19" calcext:value-type="float">
            <text:p>19</text:p>
          </table:table-cell>
          <table:table-cell office:value-type="float" office:value="340" calcext:value-type="float">
            <text:p>340</text:p>
          </table:table-cell>
          <table:table-cell office:value-type="float" office:value="0.13469387755102" calcext:value-type="float">
            <text:p>0.134693877551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 [.X23] + (1 / 22)" office:value-type="float" office:value="0.863636363636363" calcext:value-type="float">
            <text:p>0.863636363636363</text:p>
          </table:table-cell>
          <table:table-cell table:formula="of:= CONCATENATE(&quot;setAttr rampFont.colorEntryList[&quot;; [.Q24]; &quot;].color -type double3 &quot;; [.U24] / 255; &quot; &quot;; [.V24] / 255; &quot; &quot;; [.W24] / 255; &quot;;&quot;)" office:value-type="string" office:string-value="setAttr rampFont.colorEntryList[19].color -type double3 0.43921568627451 0.125490196078431 0.231372549019608;" calcext:value-type="string">
            <text:p>setAttr rampFont.colorEntryList[19].color -type double3 0.43921568627451 0.125490196078431 0.231372549019608;</text:p>
          </table:table-cell>
          <table:table-cell table:formula="of:= CONCATENATE(&quot;setAttr rampFont.colorEntryList[&quot;; [.Q24]; &quot;].position &quot;; [.X24];&quot;;&quot;)" office:value-type="string" office:string-value="setAttr rampFont.colorEntryList[19].position 0.863636363636363;" calcext:value-type="string">
            <text:p>setAttr rampFont.colorEntryList[19].position 0.863636363636363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二川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/>
          <table:table-cell office:value-type="float" office:value="20" calcext:value-type="float">
            <text:p>20</text:p>
          </table:table-cell>
          <table:table-cell office:value-type="float" office:value="352.8" calcext:value-type="float">
            <text:p>352.8</text:p>
          </table:table-cell>
          <table:table-cell office:value-type="float" office:value="0.108225108225108" calcext:value-type="float">
            <text:p>0.108225108225108</text:p>
          </table:table-cell>
          <table:table-cell office:value-type="float" office:value="0.905882352941176" calcext:value-type="float">
            <text:p>0.905882352941176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 [.X24] + (1 / 22)" office:value-type="float" office:value="0.909090909090909" calcext:value-type="float">
            <text:p>0.909090909090909</text:p>
          </table:table-cell>
          <table:table-cell table:formula="of:= CONCATENATE(&quot;setAttr rampFont.colorEntryList[&quot;; [.Q25]; &quot;].color -type double3 &quot;; [.U25] / 255; &quot; &quot;; [.V25] / 255; &quot; &quot;; [.W25] / 255; &quot;;&quot;)" office:value-type="string" office:string-value="setAttr rampFont.colorEntryList[20].color -type double3 0.305882352941176 0.0823529411764706 0.105882352941176;" calcext:value-type="string">
            <text:p>setAttr rampFont.colorEntryList[20].color -type double3 0.305882352941176 0.0823529411764706 0.105882352941176;</text:p>
          </table:table-cell>
          <table:table-cell table:formula="of:= CONCATENATE(&quot;setAttr rampFont.colorEntryList[&quot;; [.Q25]; &quot;].position &quot;; [.X25];&quot;;&quot;)" office:value-type="string" office:string-value="setAttr rampFont.colorEntryList[20].position 0.909090909090909;" calcext:value-type="string">
            <text:p>setAttr rampFont.colorEntryList[20].position 0.909090909090909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音川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/>
          <table:table-cell office:value-type="float" office:value="21" calcext:value-type="float">
            <text:p>21</text:p>
          </table:table-cell>
          <table:table-cell office:value-type="float" office:value="355.862068965517" calcext:value-type="float">
            <text:p>355.862068965517</text:p>
          </table:table-cell>
          <table:table-cell office:value-type="float" office:value="0.118852459016393" calcext:value-type="float">
            <text:p>0.118852459016393</text:p>
          </table:table-cell>
          <table:table-cell office:value-type="float" office:value="0.956862745098039" calcext:value-type="float">
            <text:p>0.956862745098039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 [.X25] + (1 / 22)" office:value-type="float" office:value="0.954545454545454" calcext:value-type="float">
            <text:p>0.954545454545454</text:p>
          </table:table-cell>
          <table:table-cell table:formula="of:= CONCATENATE(&quot;setAttr rampFont.colorEntryList[&quot;; [.Q26]; &quot;].color -type double3 &quot;; [.U26] / 255; &quot; &quot;; [.V26] / 255; &quot; &quot;; [.W26] / 255; &quot;;&quot;)" office:value-type="string" office:string-value="setAttr rampFont.colorEntryList[21].color -type double3 0.419607843137255 0.203921568627451 0.227450980392157;" calcext:value-type="string">
            <text:p>setAttr rampFont.colorEntryList[21].color -type double3 0.419607843137255 0.203921568627451 0.227450980392157;</text:p>
          </table:table-cell>
          <table:table-cell table:formula="of:= CONCATENATE(&quot;setAttr rampFont.colorEntryList[&quot;; [.Q26]; &quot;].position &quot;; [.X26];&quot;;&quot;)" office:value-type="string" office:string-value="setAttr rampFont.colorEntryList[21].position 0.954545454545454;" calcext:value-type="string">
            <text:p>setAttr rampFont.colorEntryList[21].position 0.954545454545454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付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/>
          <table:table-cell office:value-type="float" office:value="22" calcext:value-type="float">
            <text:p>22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.139442231075697" calcext:value-type="float">
            <text:p>0.139442231075697</text:p>
          </table:table-cell>
          <table:table-cell office:value-type="float" office:value="0.984313725490196" calcext:value-type="float">
            <text:p>0.984313725490196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 [.X26] + (1 / 22)" office:value-type="float" office:value="1" calcext:value-type="float">
            <text:p>1</text:p>
          </table:table-cell>
          <table:table-cell table:formula="of:= CONCATENATE(&quot;setAttr rampFont.colorEntryList[&quot;; [.Q27]; &quot;].color -type double3 &quot;; [.U27] / 255; &quot; &quot;; [.V27] / 255; &quot; &quot;; [.W27] / 255; &quot;;&quot;)" office:value-type="string" office:string-value="setAttr rampFont.colorEntryList[22].color -type double3 0.498039215686275 0.243137254901961 0.2;" calcext:value-type="string">
            <text:p>setAttr rampFont.colorEntryList[22].color -type double3 0.498039215686275 0.243137254901961 0.2;</text:p>
          </table:table-cell>
          <table:table-cell table:formula="of:= CONCATENATE(&quot;setAttr rampFont.colorEntryList[&quot;; [.Q27]; &quot;].position &quot;; [.X27];&quot;;&quot;)" office:value-type="string" office:string-value="setAttr rampFont.colorEntryList[22].position 1;" calcext:value-type="string">
            <text:p>setAttr rampFont.colorEntryList[22].position 1;</text:p>
          </table:table-cell>
          <table:table-cell table:number-columns-repeated="38"/>
        </table:table-row>
        <table:table-row table:style-name="ro1">
          <table:table-cell/>
          <table:table-cell table:style-name="ce10" office:value-type="string" calcext:value-type="string">
            <text:p>青木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齋藤さん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64" calcext:value-type="float">
            <text:p>64</text:p>
          </table:table-cell>
          <table:table-cell/>
          <table:table-cell table:style-name="ce14" table:formula="of:= [.C29] / 255" office:value-type="float" office:value="0.317647058823529" calcext:value-type="float">
            <text:p>0.317647058823529</text:p>
          </table:table-cell>
          <table:table-cell table:style-name="ce14" table:formula="of:= [.D29] / 255" office:value-type="float" office:value="0.145098039215686" calcext:value-type="float">
            <text:p>0.145098039215686</text:p>
          </table:table-cell>
          <table:table-cell table:style-name="ce14" table:formula="of:= [.E29] / 255" office:value-type="float" office:value="0.250980392156863" calcext:value-type="float">
            <text:p>0.250980392156863</text:p>
          </table:table-cell>
          <table:table-cell table:style-name="ce14" table:formula="of:= MAX([.$G29:.$I29])" office:value-type="float" office:value="0.317647058823529" calcext:value-type="float">
            <text:p>0.317647058823529</text:p>
          </table:table-cell>
          <table:table-cell table:style-name="ce14" table:formula="of:= MIN([.$G29:.$I29])" office:value-type="float" office:value="0.145098039215686" calcext:value-type="float">
            <text:p>0.145098039215686</text:p>
          </table:table-cell>
          <table:table-cell table:style-name="ce14" table:formula="of:= MATCH([.$J29]; [.$G29:.$I29])" office:value-type="float" office:value="1" calcext:value-type="float">
            <text:p>1</text:p>
          </table:table-cell>
          <table:table-cell table:style-name="ce14" table:formula="of:= MOD(IF([.$J29] = [.$K29]; 0; IF([.$L29] = 1; 60 * (([.$H29] - [.$I29]) / ([.$J29] - [.$K29])); IF([.$L29] = 2; (60 * (([.$I29] - [.$G29]) / ([.$J29] - [.$K29]))) + 120; (60 * (([.$G29] - [.$H29]) / ([.$J29] - [.$K29]))) + 240))); 360)" office:value-type="float" office:value="323.181818181818" calcext:value-type="float">
            <text:p>323.181818181818</text:p>
          </table:table-cell>
          <table:table-cell table:style-name="ce14" table:formula="of:= IF([.$J29] = 0; 0; ([.$J29] - [.$K29]) / [.$J29])" office:value-type="float" office:value="0.54320987654321" calcext:value-type="float">
            <text:p>0.54320987654321</text:p>
          </table:table-cell>
          <table:table-cell table:style-name="ce14" table:formula="of:= [.$J29]" office:value-type="float" office:value="0.317647058823529" calcext:value-type="float">
            <text:p>0.317647058823529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柳沼さん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72" calcext:value-type="float">
            <text:p>72</text:p>
          </table:table-cell>
          <table:table-cell/>
          <table:table-cell table:style-name="ce14" table:formula="of:= [.C30] / 255" office:value-type="float" office:value="0.0509803921568627" calcext:value-type="float">
            <text:p>0.050980392156863</text:p>
          </table:table-cell>
          <table:table-cell table:style-name="ce14" table:formula="of:= [.D30] / 255" office:value-type="float" office:value="0.137254901960784" calcext:value-type="float">
            <text:p>0.137254901960784</text:p>
          </table:table-cell>
          <table:table-cell table:style-name="ce14" table:formula="of:= [.E30] / 255" office:value-type="float" office:value="0.282352941176471" calcext:value-type="float">
            <text:p>0.282352941176471</text:p>
          </table:table-cell>
          <table:table-cell table:style-name="ce14" table:formula="of:= MAX([.$G30:.$I30])" office:value-type="float" office:value="0.282352941176471" calcext:value-type="float">
            <text:p>0.282352941176471</text:p>
          </table:table-cell>
          <table:table-cell table:style-name="ce14" table:formula="of:= MIN([.$G30:.$I30])" office:value-type="float" office:value="0.0509803921568627" calcext:value-type="float">
            <text:p>0.050980392156863</text:p>
          </table:table-cell>
          <table:table-cell table:style-name="ce14" table:formula="of:= MATCH([.$J30]; [.$G30:.$I30])" office:value-type="float" office:value="3" calcext:value-type="float">
            <text:p>3</text:p>
          </table:table-cell>
          <table:table-cell table:style-name="ce14" table:formula="of:= MOD(IF([.$J30] = [.$K30]; 0; IF([.$L30] = 1; 60 * (([.$H30] - [.$I30]) / ([.$J30] - [.$K30])); IF([.$L30] = 2; (60 * (([.$I30] - [.$G30]) / ([.$J30] - [.$K30]))) + 120; (60 * (([.$G30] - [.$H30]) / ([.$J30] - [.$K30]))) + 240))); 360)" office:value-type="float" office:value="217.627118644068" calcext:value-type="float">
            <text:p>217.627118644068</text:p>
          </table:table-cell>
          <table:table-cell table:style-name="ce14" table:formula="of:= IF([.$J30] = 0; 0; ([.$J30] - [.$K30]) / [.$J30])" office:value-type="float" office:value="0.819444444444444" calcext:value-type="float">
            <text:p>0.819444444444444</text:p>
          </table:table-cell>
          <table:table-cell table:style-name="ce14" table:formula="of:= [.$J30]" office:value-type="float" office:value="0.282352941176471" calcext:value-type="float">
            <text:p>0.282352941176471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吉田さん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8" calcext:value-type="float">
            <text:p>58</text:p>
          </table:table-cell>
          <table:table-cell/>
          <table:table-cell table:style-name="ce14" table:formula="of:= [.C31] / 255" office:value-type="float" office:value="0.419607843137255" calcext:value-type="float">
            <text:p>0.419607843137255</text:p>
          </table:table-cell>
          <table:table-cell table:style-name="ce14" table:formula="of:= [.D31] / 255" office:value-type="float" office:value="0.203921568627451" calcext:value-type="float">
            <text:p>0.203921568627451</text:p>
          </table:table-cell>
          <table:table-cell table:style-name="ce14" table:formula="of:= [.E31] / 255" office:value-type="float" office:value="0.227450980392157" calcext:value-type="float">
            <text:p>0.227450980392157</text:p>
          </table:table-cell>
          <table:table-cell table:style-name="ce14" table:formula="of:= MAX([.$G31:.$I31])" office:value-type="float" office:value="0.419607843137255" calcext:value-type="float">
            <text:p>0.419607843137255</text:p>
          </table:table-cell>
          <table:table-cell table:style-name="ce14" table:formula="of:= MIN([.$G31:.$I31])" office:value-type="float" office:value="0.203921568627451" calcext:value-type="float">
            <text:p>0.203921568627451</text:p>
          </table:table-cell>
          <table:table-cell table:style-name="ce14" table:formula="of:= MATCH([.$J31]; [.$G31:.$I31])" office:value-type="float" office:value="1" calcext:value-type="float">
            <text:p>1</text:p>
          </table:table-cell>
          <table:table-cell table:style-name="ce14" table:formula="of:= MOD(IF([.$J31] = [.$K31]; 0; IF([.$L31] = 1; 60 * (([.$H31] - [.$I31]) / ([.$J31] - [.$K31])); IF([.$L31] = 2; (60 * (([.$I31] - [.$G31]) / ([.$J31] - [.$K31]))) + 120; (60 * (([.$G31] - [.$H31]) / ([.$J31] - [.$K31]))) + 240))); 360)" office:value-type="float" office:value="353.454545454545" calcext:value-type="float">
            <text:p>353.454545454545</text:p>
          </table:table-cell>
          <table:table-cell table:style-name="ce14" table:formula="of:= IF([.$J31] = 0; 0; ([.$J31] - [.$K31]) / [.$J31])" office:value-type="float" office:value="0.514018691588785" calcext:value-type="float">
            <text:p>0.514018691588785</text:p>
          </table:table-cell>
          <table:table-cell table:style-name="ce14" table:formula="of:= [.$J31]" office:value-type="float" office:value="0.419607843137255" calcext:value-type="float">
            <text:p>0.419607843137255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戸川さん</text:p>
          </table:table-cell>
          <table:table-cell table:number-columns-repeated="3" table:style-name="ce10" office:value-type="string" calcext:value-type="string">
            <text:p>画像</text:p>
          </table:table-cell>
          <table:table-cell/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掛川さん</text:p>
          </table:table-cell>
          <table:table-cell table:style-name="ce10" table:number-columns-repeated="3"/>
          <table:table-cell office:value-type="string" calcext:value-type="string">
            <text:p>★前之原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飯田さん</text:p>
          </table:table-cell>
          <table:table-cell table:style-name="ce10" table:number-columns-repeated="3"/>
          <table:table-cell office:value-type="string" calcext:value-type="string">
            <text:p>★柳沼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新島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伊藤裕貴さん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59" calcext:value-type="float">
            <text:p>59</text:p>
          </table:table-cell>
          <table:table-cell/>
          <table:table-cell table:style-name="ce14" table:formula="of:= [.C36] / 255" office:value-type="float" office:value="0.313725490196078" calcext:value-type="float">
            <text:p>0.313725490196078</text:p>
          </table:table-cell>
          <table:table-cell table:style-name="ce14" table:formula="of:= [.D36] / 255" office:value-type="float" office:value="0.376470588235294" calcext:value-type="float">
            <text:p>0.376470588235294</text:p>
          </table:table-cell>
          <table:table-cell table:style-name="ce14" table:formula="of:= [.E36] / 255" office:value-type="float" office:value="0.231372549019608" calcext:value-type="float">
            <text:p>0.231372549019608</text:p>
          </table:table-cell>
          <table:table-cell table:style-name="ce14" table:formula="of:= MAX([.$G36:.$I36])" office:value-type="float" office:value="0.376470588235294" calcext:value-type="float">
            <text:p>0.376470588235294</text:p>
          </table:table-cell>
          <table:table-cell table:style-name="ce14" table:formula="of:= MIN([.$G36:.$I36])" office:value-type="float" office:value="0.231372549019608" calcext:value-type="float">
            <text:p>0.231372549019608</text:p>
          </table:table-cell>
          <table:table-cell table:style-name="ce14" table:formula="of:= MATCH([.$J36]; [.$G36:.$I36])" office:value-type="float" office:value="2" calcext:value-type="float">
            <text:p>2</text:p>
          </table:table-cell>
          <table:table-cell table:style-name="ce14" table:formula="of:= MOD(IF([.$J36] = [.$K36]; 0; IF([.$L36] = 1; 60 * (([.$H36] - [.$I36]) / ([.$J36] - [.$K36])); IF([.$L36] = 2; (60 * (([.$I36] - [.$G36]) / ([.$J36] - [.$K36]))) + 120; (60 * (([.$G36] - [.$H36]) / ([.$J36] - [.$K36]))) + 240))); 360)" office:value-type="float" office:value="85.945945945946" calcext:value-type="float">
            <text:p>85.945945945946</text:p>
          </table:table-cell>
          <table:table-cell table:style-name="ce14" table:formula="of:= IF([.$J36] = 0; 0; ([.$J36] - [.$K36]) / [.$J36])" office:value-type="float" office:value="0.385416666666667" calcext:value-type="float">
            <text:p>0.385416666666667</text:p>
          </table:table-cell>
          <table:table-cell table:style-name="ce14" table:formula="of:= [.$J36]" office:value-type="float" office:value="0.376470588235294" calcext:value-type="float">
            <text:p>0.376470588235294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畠山さん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4" table:formula="of:= [.C37] / 255" office:value-type="float" office:value="0.466666666666667" calcext:value-type="float">
            <text:p>0.466666666666667</text:p>
          </table:table-cell>
          <table:table-cell table:style-name="ce14" table:formula="of:= [.D37] / 255" office:value-type="float" office:value="0.368627450980392" calcext:value-type="float">
            <text:p>0.368627450980392</text:p>
          </table:table-cell>
          <table:table-cell table:style-name="ce14" table:formula="of:= [.E37] / 255" office:value-type="float" office:value="0.117647058823529" calcext:value-type="float">
            <text:p>0.117647058823529</text:p>
          </table:table-cell>
          <table:table-cell table:style-name="ce14" table:formula="of:= MAX([.$G37:.$I37])" office:value-type="float" office:value="0.466666666666667" calcext:value-type="float">
            <text:p>0.466666666666667</text:p>
          </table:table-cell>
          <table:table-cell table:style-name="ce14" table:formula="of:= MIN([.$G37:.$I37])" office:value-type="float" office:value="0.117647058823529" calcext:value-type="float">
            <text:p>0.117647058823529</text:p>
          </table:table-cell>
          <table:table-cell table:style-name="ce14" table:formula="of:= MATCH([.$J37]; [.$G37:.$I37])" office:value-type="float" office:value="1" calcext:value-type="float">
            <text:p>1</text:p>
          </table:table-cell>
          <table:table-cell table:style-name="ce14" table:formula="of:= MOD(IF([.$J37] = [.$K37]; 0; IF([.$L37] = 1; 60 * (([.$H37] - [.$I37]) / ([.$J37] - [.$K37])); IF([.$L37] = 2; (60 * (([.$I37] - [.$G37]) / ([.$J37] - [.$K37]))) + 120; (60 * (([.$G37] - [.$H37]) / ([.$J37] - [.$K37]))) + 240))); 360)" office:value-type="float" office:value="43.1460674157303" calcext:value-type="float">
            <text:p>43.1460674157303</text:p>
          </table:table-cell>
          <table:table-cell table:style-name="ce14" table:formula="of:= IF([.$J37] = 0; 0; ([.$J37] - [.$K37]) / [.$J37])" office:value-type="float" office:value="0.747899159663865" calcext:value-type="float">
            <text:p>0.747899159663865</text:p>
          </table:table-cell>
          <table:table-cell table:style-name="ce14" table:formula="of:= [.$J37]" office:value-type="float" office:value="0.466666666666667" calcext:value-type="float">
            <text:p>0.466666666666667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齋藤吉範さん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★佐藤弘之さんと同じ</text:p>
          </table:table-cell>
          <table:table-cell table:style-name="ce14" table:formula="of:= [.C38] / 255" office:value-type="float" office:value="0.325490196078431" calcext:value-type="float">
            <text:p>0.325490196078431</text:p>
          </table:table-cell>
          <table:table-cell table:style-name="ce14" table:formula="of:= [.D38] / 255" office:value-type="float" office:value="0.23921568627451" calcext:value-type="float">
            <text:p>0.23921568627451</text:p>
          </table:table-cell>
          <table:table-cell table:style-name="ce14" table:formula="of:= [.E38] / 255" office:value-type="float" office:value="0.196078431372549" calcext:value-type="float">
            <text:p>0.196078431372549</text:p>
          </table:table-cell>
          <table:table-cell table:style-name="ce14" table:formula="of:= MAX([.$G38:.$I38])" office:value-type="float" office:value="0.325490196078431" calcext:value-type="float">
            <text:p>0.325490196078431</text:p>
          </table:table-cell>
          <table:table-cell table:style-name="ce14" table:formula="of:= MIN([.$G38:.$I38])" office:value-type="float" office:value="0.196078431372549" calcext:value-type="float">
            <text:p>0.196078431372549</text:p>
          </table:table-cell>
          <table:table-cell table:style-name="ce14" table:formula="of:= MATCH([.$J38]; [.$G38:.$I38])" office:value-type="float" office:value="1" calcext:value-type="float">
            <text:p>1</text:p>
          </table:table-cell>
          <table:table-cell table:style-name="ce14" table:formula="of:= MOD(IF([.$J38] = [.$K38]; 0; IF([.$L38] = 1; 60 * (([.$H38] - [.$I38]) / ([.$J38] - [.$K38])); IF([.$L38] = 2; (60 * (([.$I38] - [.$G38]) / ([.$J38] - [.$K38]))) + 120; (60 * (([.$G38] - [.$H38]) / ([.$J38] - [.$K38]))) + 240))); 360)" office:value-type="float" office:value="20" calcext:value-type="float">
            <text:p>20</text:p>
          </table:table-cell>
          <table:table-cell table:style-name="ce14" table:formula="of:= IF([.$J38] = 0; 0; ([.$J38] - [.$K38]) / [.$J38])" office:value-type="float" office:value="0.397590361445783" calcext:value-type="float">
            <text:p>0.397590361445783</text:p>
          </table:table-cell>
          <table:table-cell table:style-name="ce14" table:formula="of:= [.$J38]" office:value-type="float" office:value="0.325490196078431" calcext:value-type="float">
            <text:p>0.325490196078431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劔持さん</text:p>
          </table:table-cell>
          <table:table-cell table:style-name="ce10" table:number-columns-repeated="3"/>
          <table:table-cell office:value-type="string" calcext:value-type="string">
            <text:p>★前之原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臼井さん</text:p>
          </table:table-cell>
          <table:table-cell table:style-name="ce10" table:number-columns-repeated="3"/>
          <table:table-cell office:value-type="string" calcext:value-type="string">
            <text:p>★森元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望月さん</text:p>
          </table:table-cell>
          <table:table-cell table:style-name="ce10" table:number-columns-repeated="3"/>
          <table:table-cell office:value-type="string" calcext:value-type="string">
            <text:p>★安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渡邊さん</text:p>
          </table:table-cell>
          <table:table-cell table:style-name="ce10" table:number-columns-repeated="3"/>
          <table:table-cell office:value-type="string" calcext:value-type="string">
            <text:p>★畠山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上條さん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78" calcext:value-type="float">
            <text:p>78</text:p>
          </table:table-cell>
          <table:table-cell/>
          <table:table-cell table:style-name="ce14" table:formula="of:= [.C43] / 255" office:value-type="float" office:value="0.101960784313725" calcext:value-type="float">
            <text:p>0.101960784313725</text:p>
          </table:table-cell>
          <table:table-cell table:style-name="ce14" table:formula="of:= [.D43] / 255" office:value-type="float" office:value="0.2" calcext:value-type="float">
            <text:p>0.2</text:p>
          </table:table-cell>
          <table:table-cell table:style-name="ce14" table:formula="of:= [.E43] / 255" office:value-type="float" office:value="0.305882352941176" calcext:value-type="float">
            <text:p>0.305882352941176</text:p>
          </table:table-cell>
          <table:table-cell table:style-name="ce14" table:formula="of:= MAX([.$G43:.$I43])" office:value-type="float" office:value="0.305882352941176" calcext:value-type="float">
            <text:p>0.305882352941176</text:p>
          </table:table-cell>
          <table:table-cell table:style-name="ce14" table:formula="of:= MIN([.$G43:.$I43])" office:value-type="float" office:value="0.101960784313725" calcext:value-type="float">
            <text:p>0.101960784313725</text:p>
          </table:table-cell>
          <table:table-cell table:style-name="ce14" table:formula="of:= MATCH([.$J43]; [.$G43:.$I43])" office:value-type="float" office:value="3" calcext:value-type="float">
            <text:p>3</text:p>
          </table:table-cell>
          <table:table-cell table:style-name="ce14" table:formula="of:= MOD(IF([.$J43] = [.$K43]; 0; IF([.$L43] = 1; 60 * (([.$H43] - [.$I43]) / ([.$J43] - [.$K43])); IF([.$L43] = 2; (60 * (([.$I43] - [.$G43]) / ([.$J43] - [.$K43]))) + 120; (60 * (([.$G43] - [.$H43]) / ([.$J43] - [.$K43]))) + 240))); 360)" office:value-type="float" office:value="211.153846153846" calcext:value-type="float">
            <text:p>211.153846153846</text:p>
          </table:table-cell>
          <table:table-cell table:style-name="ce14" table:formula="of:= IF([.$J43] = 0; 0; ([.$J43] - [.$K43]) / [.$J43])" office:value-type="float" office:value="0.666666666666667" calcext:value-type="float">
            <text:p>0.666666666666667</text:p>
          </table:table-cell>
          <table:table-cell table:style-name="ce14" table:formula="of:= [.$J43]" office:value-type="float" office:value="0.305882352941176" calcext:value-type="float">
            <text:p>0.305882352941176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大渕くん</text:p>
          </table:table-cell>
          <table:table-cell table:style-name="ce10" table:number-columns-repeated="3"/>
          <table:table-cell office:value-type="string" calcext:value-type="string">
            <text:p>★高橋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鈴木さん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5" calcext:value-type="float">
            <text:p>45</text:p>
          </table:table-cell>
          <table:table-cell/>
          <table:table-cell table:style-name="ce14" table:formula="of:= [.C45] / 255" office:value-type="float" office:value="0.509803921568627" calcext:value-type="float">
            <text:p>0.509803921568627</text:p>
          </table:table-cell>
          <table:table-cell table:style-name="ce14" table:formula="of:= [.D45] / 255" office:value-type="float" office:value="0.345098039215686" calcext:value-type="float">
            <text:p>0.345098039215686</text:p>
          </table:table-cell>
          <table:table-cell table:style-name="ce14" table:formula="of:= [.E45] / 255" office:value-type="float" office:value="0.176470588235294" calcext:value-type="float">
            <text:p>0.176470588235294</text:p>
          </table:table-cell>
          <table:table-cell table:style-name="ce14" table:formula="of:= MAX([.$G45:.$I45])" office:value-type="float" office:value="0.509803921568627" calcext:value-type="float">
            <text:p>0.509803921568627</text:p>
          </table:table-cell>
          <table:table-cell table:style-name="ce14" table:formula="of:= MIN([.$G45:.$I45])" office:value-type="float" office:value="0.176470588235294" calcext:value-type="float">
            <text:p>0.176470588235294</text:p>
          </table:table-cell>
          <table:table-cell table:style-name="ce14" table:formula="of:= MATCH([.$J45]; [.$G45:.$I45])" office:value-type="float" office:value="1" calcext:value-type="float">
            <text:p>1</text:p>
          </table:table-cell>
          <table:table-cell table:style-name="ce14" table:formula="of:= MOD(IF([.$J45] = [.$K45]; 0; IF([.$L45] = 1; 60 * (([.$H45] - [.$I45]) / ([.$J45] - [.$K45])); IF([.$L45] = 2; (60 * (([.$I45] - [.$G45]) / ([.$J45] - [.$K45]))) + 120; (60 * (([.$G45] - [.$H45]) / ([.$J45] - [.$K45]))) + 240))); 360)" office:value-type="float" office:value="30.3529411764706" calcext:value-type="float">
            <text:p>30.3529411764706</text:p>
          </table:table-cell>
          <table:table-cell table:style-name="ce14" table:formula="of:= IF([.$J45] = 0; 0; ([.$J45] - [.$K45]) / [.$J45])" office:value-type="float" office:value="0.653846153846154" calcext:value-type="float">
            <text:p>0.653846153846154</text:p>
          </table:table-cell>
          <table:table-cell table:style-name="ce14" table:formula="of:= [.$J45]" office:value-type="float" office:value="0.509803921568627" calcext:value-type="float">
            <text:p>0.509803921568627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長意さん</text:p>
          </table:table-cell>
          <table:table-cell table:style-name="ce10" table:number-columns-repeated="3"/>
          <table:table-cell office:value-type="string" calcext:value-type="string">
            <text:p>★上條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藤永さん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10" office:value-type="float" office:value="84" calcext:value-type="float">
            <text:p>84</text:p>
          </table:table-cell>
          <table:table-cell/>
          <table:table-cell table:style-name="ce14" table:formula="of:= [.C47] / 255" office:value-type="float" office:value="0.188235294117647" calcext:value-type="float">
            <text:p>0.188235294117647</text:p>
          </table:table-cell>
          <table:table-cell table:style-name="ce14" table:formula="of:= [.D47] / 255" office:value-type="float" office:value="0.329411764705882" calcext:value-type="float">
            <text:p>0.329411764705882</text:p>
          </table:table-cell>
          <table:table-cell table:style-name="ce14" table:formula="of:= [.E47] / 255" office:value-type="float" office:value="0.329411764705882" calcext:value-type="float">
            <text:p>0.329411764705882</text:p>
          </table:table-cell>
          <table:table-cell table:style-name="ce14" table:formula="of:= MAX([.$G47:.$I47])" office:value-type="float" office:value="0.329411764705882" calcext:value-type="float">
            <text:p>0.329411764705882</text:p>
          </table:table-cell>
          <table:table-cell table:style-name="ce14" table:formula="of:= MIN([.$G47:.$I47])" office:value-type="float" office:value="0.188235294117647" calcext:value-type="float">
            <text:p>0.188235294117647</text:p>
          </table:table-cell>
          <table:table-cell table:style-name="ce14" table:formula="of:= MATCH([.$J47]; [.$G47:.$I47])" office:value-type="float" office:value="3" calcext:value-type="float">
            <text:p>3</text:p>
          </table:table-cell>
          <table:table-cell table:style-name="ce14" table:formula="of:= MOD(IF([.$J47] = [.$K47]; 0; IF([.$L47] = 1; 60 * (([.$H47] - [.$I47]) / ([.$J47] - [.$K47])); IF([.$L47] = 2; (60 * (([.$I47] - [.$G47]) / ([.$J47] - [.$K47]))) + 120; (60 * (([.$G47] - [.$H47]) / ([.$J47] - [.$K47]))) + 240))); 360)" office:value-type="float" office:value="180" calcext:value-type="float">
            <text:p>180</text:p>
          </table:table-cell>
          <table:table-cell table:style-name="ce14" table:formula="of:= IF([.$J47] = 0; 0; ([.$J47] - [.$K47]) / [.$J47])" office:value-type="float" office:value="0.428571428571429" calcext:value-type="float">
            <text:p>0.428571428571429</text:p>
          </table:table-cell>
          <table:table-cell table:style-name="ce14" table:formula="of:= [.$J47]" office:value-type="float" office:value="0.329411764705882" calcext:value-type="float">
            <text:p>0.329411764705882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柳村さん</text:p>
          </table:table-cell>
          <table:table-cell table:style-name="ce10" table:number-columns-repeated="3"/>
          <table:table-cell office:value-type="string" calcext:value-type="string">
            <text:p>★鈴木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早田さん</text:p>
          </table:table-cell>
          <table:table-cell table:style-name="ce10" table:number-columns-repeated="3"/>
          <table:table-cell office:value-type="string" calcext:value-type="string">
            <text:p>★安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海東さん</text:p>
          </table:table-cell>
          <table:table-cell table:style-name="ce10" table:number-columns-repeated="3"/>
          <table:table-cell office:value-type="string" calcext:value-type="string">
            <text:p>★斎藤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続山さん</text:p>
          </table:table-cell>
          <table:table-cell table:style-name="ce10" table:number-columns-repeated="3"/>
          <table:table-cell office:value-type="string" calcext:value-type="string">
            <text:p>★前島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本宮さん</text:p>
          </table:table-cell>
          <table:table-cell table:style-name="ce10" table:number-columns-repeated="3"/>
          <table:table-cell office:value-type="string" calcext:value-type="string">
            <text:p>★入谷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高橋満さん</text:p>
          </table:table-cell>
          <table:table-cell table:style-name="ce10" table:number-columns-repeated="3"/>
          <table:table-cell office:value-type="string" calcext:value-type="string">
            <text:p>★今泉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山内さん</text:p>
          </table:table-cell>
          <table:table-cell table:style-name="ce10" table:number-columns-repeated="3"/>
          <table:table-cell office:value-type="string" calcext:value-type="string">
            <text:p>★吉田さんと同じ</text:p>
          </table:table-cell>
          <table:table-cell table:style-name="ce14" table:number-columns-repeated="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相馬さん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9" calcext:value-type="float">
            <text:p>59</text:p>
          </table:table-cell>
          <table:table-cell/>
          <table:table-cell table:style-name="ce14" table:formula="of:= [.C55] / 255" office:value-type="float" office:value="0.43921568627451" calcext:value-type="float">
            <text:p>0.43921568627451</text:p>
          </table:table-cell>
          <table:table-cell table:style-name="ce14" table:formula="of:= [.D55] / 255" office:value-type="float" office:value="0.125490196078431" calcext:value-type="float">
            <text:p>0.125490196078431</text:p>
          </table:table-cell>
          <table:table-cell table:style-name="ce14" table:formula="of:= [.E55] / 255" office:value-type="float" office:value="0.231372549019608" calcext:value-type="float">
            <text:p>0.231372549019608</text:p>
          </table:table-cell>
          <table:table-cell table:style-name="ce14" table:formula="of:= MAX([.$G55:.$I55])" office:value-type="float" office:value="0.43921568627451" calcext:value-type="float">
            <text:p>0.43921568627451</text:p>
          </table:table-cell>
          <table:table-cell table:style-name="ce14" table:formula="of:= MIN([.$G55:.$I55])" office:value-type="float" office:value="0.125490196078431" calcext:value-type="float">
            <text:p>0.125490196078431</text:p>
          </table:table-cell>
          <table:table-cell table:style-name="ce14" table:formula="of:= MATCH([.$J55]; [.$G55:.$I55])" office:value-type="float" office:value="1" calcext:value-type="float">
            <text:p>1</text:p>
          </table:table-cell>
          <table:table-cell table:style-name="ce14" table:formula="of:= MOD(IF([.$J55] = [.$K55]; 0; IF([.$L55] = 1; 60 * (([.$H55] - [.$I55]) / ([.$J55] - [.$K55])); IF([.$L55] = 2; (60 * (([.$I55] - [.$G55]) / ([.$J55] - [.$K55]))) + 120; (60 * (([.$G55] - [.$H55]) / ([.$J55] - [.$K55]))) + 240))); 360)" office:value-type="float" office:value="339.75" calcext:value-type="float">
            <text:p>339.75</text:p>
          </table:table-cell>
          <table:table-cell table:style-name="ce14" table:formula="of:= IF([.$J55] = 0; 0; ([.$J55] - [.$K55]) / [.$J55])" office:value-type="float" office:value="0.714285714285714" calcext:value-type="float">
            <text:p>0.714285714285714</text:p>
          </table:table-cell>
          <table:table-cell table:style-name="ce14" table:formula="of:= [.$J55]" office:value-type="float" office:value="0.43921568627451" calcext:value-type="float">
            <text:p>0.43921568627451</text:p>
          </table:table-cell>
          <table:table-cell table:number-columns-repeated="4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背景色.R5:背景色.T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/00/00</text:date>, <text:time style:data-style-name="N2" text:time-value="16:43:55.21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3T20:35:15.872000000</meta:creation-date>
    <dc:date>2022-09-30T16:58:46.237000000</dc:date>
    <meta:editing-duration>PT4H39M49S</meta:editing-duration>
    <meta:editing-cycles>118</meta:editing-cycles>
    <meta:generator>LibreOffice/6.4.5.2$Windows_X86_64 LibreOffice_project/a726b36747cf2001e06b58ad5db1aa3a9a1872d6</meta:generator>
    <meta:document-statistic meta:table-count="2" meta:cell-count="1230" meta:object-count="0"/>
  </office:meta>
</office:document-meta>
</file>